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7" style:master-page-name="MasterPage2" style:family="paragraph" style:name="P39">
      <style:paragraph-properties fo:break-before="page"/>
    </style:style>
    <style:style style:parent-style-name="666" style:family="text" style:name="T210">
      <style:text-properties fo:font-weight="bold"/>
    </style:style>
    <style:style style:parent-style-name="666" style:family="text" style:name="T211">
      <style:text-properties fo:language="el" fo:country="GR"/>
    </style:style>
    <style:style style:parent-style-name="667" style:family="paragraph" style:name="P40">
      <style:text-properties fo:font-weight="bold"/>
      <style:paragraph-properties/>
    </style:style>
    <style:style style:family="text" style:name="T212">
      <style:text-properties fo:font-weight="bold"/>
    </style:style>
    <style:style style:parent-style-name="667" style:family="paragraph" style:name="P41">
      <style:paragraph-properties/>
    </style:style>
    <style:style style:parent-style-name="667" style:family="paragraph" style:name="P42">
      <style:paragraph-properties/>
    </style:style>
    <style:style style:parent-style-name="666" style:family="text" style:name="T213">
      <style:text-properties style:text-underline-type="single" style:text-underline-style="solid" style:text-underline-width="auto" style:text-underline-color="font-color" fo:font-weight="bold"/>
    </style:style>
    <style:style style:parent-style-name="667" style:list-style-name="WWNum14" style:family="paragraph" style:name="P43">
      <style:paragraph-properties/>
    </style:style>
    <style:style style:parent-style-name="666" style:family="text" style:name="T214">
      <style:text-properties fo:language="el" fo:country="GR"/>
    </style:style>
    <style:style style:parent-style-name="667" style:list-style-name="WWNum14" style:family="paragraph" style:name="P44">
      <style:paragraph-properties/>
    </style:style>
    <style:style style:parent-style-name="667" style:list-style-name="WWNum14" style:family="paragraph" style:name="P45">
      <style:paragraph-properties/>
    </style:style>
    <style:style style:parent-style-name="666" style:family="text" style:name="T215">
      <style:text-properties fo:language="en" fo:country="US"/>
    </style:style>
    <style:style style:parent-style-name="667" style:list-style-name="WWNum14" style:family="paragraph" style:name="P46">
      <style:paragraph-properties/>
    </style:style>
    <style:style style:parent-style-name="666" style:family="text" style:name="T216">
      <style:text-properties fo:language="el" fo:country="GR"/>
    </style:style>
    <style:style style:parent-style-name="667" style:list-style-name="WWNum14" style:family="paragraph" style:name="P47">
      <style:paragraph-properties/>
    </style:style>
    <style:style style:parent-style-name="666" style:family="text" style:name="T217">
      <style:text-properties fo:language="el" fo:country="GR"/>
    </style:style>
    <style:style style:parent-style-name="667" style:list-style-name="WWNum14" style:family="paragraph" style:name="P48">
      <style:paragraph-properties/>
    </style:style>
    <style:style style:parent-style-name="666" style:family="text" style:name="T218">
      <style:text-properties fo:language="el" fo:country="GR"/>
    </style:style>
    <style:style style:parent-style-name="667" style:list-style-name="WWNum14" style:family="paragraph" style:name="P49">
      <style:paragraph-properties/>
    </style:style>
    <style:style style:parent-style-name="666" style:family="text" style:name="T219">
      <style:text-properties fo:language="el" fo:country="GR"/>
    </style:style>
    <style:style style:parent-style-name="667" style:family="paragraph" style:name="P50">
      <style:paragraph-properties/>
    </style:style>
    <style:style style:parent-style-name="667" style:family="paragraph" style:name="P51">
      <style:paragraph-properties/>
    </style:style>
    <style:style style:parent-style-name="667" style:family="paragraph" style:name="P52">
      <style:paragraph-properties/>
    </style:style>
    <style:style style:parent-style-name="666" style:family="text" style:name="T220">
      <style:text-properties style:text-underline-type="single" style:text-underline-style="solid" style:text-underline-width="auto" style:text-underline-color="font-color" fo:font-weight="bold"/>
    </style:style>
    <style:style style:parent-style-name="667" style:list-style-name="WWNum30" style:family="paragraph" style:name="P53">
      <style:paragraph-properties/>
    </style:style>
    <style:style style:parent-style-name="666" style:family="text" style:name="T221">
      <style:text-properties fo:language="el" fo:country="GR"/>
    </style:style>
    <style:style style:parent-style-name="667" style:list-style-name="WWNum30" style:family="paragraph" style:name="P54">
      <style:paragraph-properties/>
    </style:style>
    <style:style style:parent-style-name="666" style:family="text" style:name="T222">
      <style:text-properties fo:language="el" fo:country="GR"/>
    </style:style>
    <style:style style:parent-style-name="666" style:family="text" style:name="T223">
      <style:text-properties fo:language="el" fo:country="GR"/>
    </style:style>
    <style:style style:parent-style-name="666" style:family="text" style:name="T224">
      <style:text-properties fo:language="el" fo:country="GR"/>
    </style:style>
    <style:style style:parent-style-name="666" style:family="text" style:name="T225">
      <style:text-properties fo:language="el" fo:country="GR" fo:font-style="italic"/>
    </style:style>
    <style:style style:parent-style-name="666" style:family="text" style:name="T226">
      <style:text-properties fo:language="el" fo:country="GR"/>
    </style:style>
    <style:style style:parent-style-name="666" style:family="text" style:name="T227">
      <style:text-properties fo:language="el" fo:country="GR" fo:font-style="italic"/>
    </style:style>
    <style:style style:parent-style-name="666" style:family="text" style:name="T228">
      <style:text-properties fo:language="el" fo:country="GR" fo:font-style="italic"/>
    </style:style>
    <style:style style:parent-style-name="667" style:list-style-name="WWNum30" style:family="paragraph" style:name="P55">
      <style:paragraph-properties/>
    </style:style>
    <style:style style:parent-style-name="666" style:family="text" style:name="T229">
      <style:text-properties fo:language="el" fo:country="GR"/>
    </style:style>
    <style:style style:parent-style-name="667" style:list-style-name="WWNum30" style:family="paragraph" style:name="P56">
      <style:paragraph-properties/>
    </style:style>
    <style:style style:parent-style-name="666" style:family="text" style:name="T230">
      <style:text-properties fo:language="el" fo:country="GR"/>
    </style:style>
    <style:style style:parent-style-name="667" style:list-style-name="WWNum30" style:family="paragraph" style:name="P57">
      <style:paragraph-properties/>
    </style:style>
    <style:style style:parent-style-name="666" style:family="text" style:name="T231">
      <style:text-properties fo:language="el" fo:country="GR"/>
    </style:style>
    <style:style style:parent-style-name="666" style:family="text" style:name="T232">
      <style:text-properties fo:language="en" fo:country="US"/>
    </style:style>
    <style:style style:parent-style-name="667" style:list-style-name="WWNum30" style:family="paragraph" style:name="P58">
      <style:paragraph-properties/>
    </style:style>
    <style:style style:parent-style-name="666" style:family="text" style:name="T233">
      <style:text-properties fo:language="el" fo:country="GR"/>
    </style:style>
    <style:style style:parent-style-name="667" style:list-style-name="WWNum30" style:family="paragraph" style:name="P59">
      <style:paragraph-properties/>
    </style:style>
    <style:style style:parent-style-name="666" style:family="text" style:name="T234">
      <style:text-properties fo:language="el" fo:country="GR"/>
    </style:style>
    <style:style style:parent-style-name="666" style:family="text" style:name="T235">
      <style:text-properties fo:language="el" fo:country="GR"/>
    </style:style>
    <style:style style:parent-style-name="666" style:family="text" style:name="T236">
      <style:text-properties fo:language="el" fo:country="GR" fo:font-style="italic"/>
    </style:style>
    <style:style style:parent-style-name="666" style:family="text" style:name="T237">
      <style:text-properties fo:language="el" fo:country="GR"/>
    </style:style>
    <style:style style:parent-style-name="666" style:family="text" style:name="T238">
      <style:text-properties style:text-line-through-type="single" fo:language="el" fo:country="GR" fo:font-style="italic"/>
    </style:style>
    <style:style style:parent-style-name="666" style:family="text" style:name="T239">
      <style:text-properties fo:language="el" fo:country="GR" fo:font-style="italic"/>
    </style:style>
    <style:style style:parent-style-name="667" style:list-style-name="WWNum30" style:family="paragraph" style:name="P60">
      <style:paragraph-properties/>
    </style:style>
    <style:style style:parent-style-name="666" style:family="text" style:name="T240">
      <style:text-properties fo:language="el" fo:country="GR"/>
    </style:style>
    <style:style style:parent-style-name="666" style:family="text" style:name="T241">
      <style:text-properties fo:language="el" fo:country="GR"/>
    </style:style>
    <style:style style:parent-style-name="666" style:family="text" style:name="T242">
      <style:text-properties fo:language="el" fo:country="GR" fo:font-style="italic"/>
    </style:style>
    <style:style style:parent-style-name="667" style:list-style-name="WWNum30" style:family="paragraph" style:name="P61">
      <style:paragraph-properties/>
    </style:style>
    <style:style style:parent-style-name="666" style:family="text" style:name="T243">
      <style:text-properties fo:language="el" fo:country="GR"/>
    </style:style>
    <style:style style:parent-style-name="666" style:family="text" style:name="T244">
      <style:text-properties fo:language="el" fo:country="GR"/>
    </style:style>
    <style:style style:parent-style-name="666" style:family="text" style:name="T245">
      <style:text-properties fo:language="el" fo:country="GR"/>
    </style:style>
    <style:style style:parent-style-name="667" style:family="paragraph" style:name="P62">
      <style:paragraph-properties/>
    </style:style>
    <style:style style:parent-style-name="667" style:family="paragraph" style:name="P63">
      <style:paragraph-properties/>
    </style:style>
    <style:style style:parent-style-name="666" style:family="text" style:name="T246">
      <style:text-properties style:text-underline-type="single" style:text-underline-style="solid" style:text-underline-width="auto" style:text-underline-color="font-color" fo:font-weight="bold"/>
    </style:style>
    <style:style style:parent-style-name="667" style:family="paragraph" style:name="P64">
      <style:text-properties style:text-underline-type="single" style:text-underline-style="solid" style:text-underline-width="auto" style:text-underline-color="font-color" fo:font-weight="bold"/>
      <style:paragraph-properties/>
    </style:style>
    <style:style style:family="text" style:name="T247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4.61cm" fo:margin-left="0cm" table:align="left"/>
    </style:style>
    <style:style style:family="table-column" style:name="co1">
      <style:table-column-properties style:column-width="12.31cm"/>
    </style:style>
    <style:style style:family="table-column" style:name="co2">
      <style:table-column-properties style:column-width="12.31cm"/>
    </style:style>
    <style:style style:family="table-row" style:name="ro1">
      <style:table-row-properties/>
    </style:style>
    <style:style style:family="table-cell" style:name="ce1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667" style:family="paragraph" style:name="P65">
      <style:paragraph-properties/>
    </style:style>
    <style:style style:parent-style-name="666" style:family="text" style:name="T248">
      <style:text-properties fo:font-weight="bold"/>
    </style:style>
    <style:style style:family="table-cell" style:name="ce2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667" style:family="paragraph" style:name="P66">
      <style:paragraph-properties/>
    </style:style>
    <style:style style:parent-style-name="666" style:family="text" style:name="T249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67">
      <style:paragraph-properties/>
    </style:style>
    <style:style style:parent-style-name="666" style:family="text" style:name="T25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68">
      <style:paragraph-properties/>
    </style:style>
    <style:style style:parent-style-name="667" style:list-style-name="WWNum16" style:family="paragraph" style:name="P69">
      <style:paragraph-properties/>
    </style:style>
    <style:style style:parent-style-name="666" style:family="text" style:name="T251">
      <style:text-properties fo:language="el" fo:country="GR"/>
    </style:style>
    <style:style style:parent-style-name="667" style:list-style-name="WWNum16" style:family="paragraph" style:name="P70">
      <style:paragraph-properties/>
    </style:style>
    <style:style style:parent-style-name="666" style:family="text" style:name="T252">
      <style:text-properties fo:language="el" fo:country="GR"/>
    </style:style>
    <style:style style:parent-style-name="666" style:family="text" style:name="T253">
      <style:text-properties fo:language="en" fo:country="US"/>
    </style:style>
    <style:style style:parent-style-name="667" style:list-style-name="WWNum16" style:family="paragraph" style:name="P71">
      <style:paragraph-properties/>
    </style:style>
    <style:style style:parent-style-name="666" style:family="text" style:name="T254">
      <style:text-properties fo:language="el" fo:country="GR"/>
    </style:style>
    <style:style style:parent-style-name="666" style:family="text" style:name="T255">
      <style:text-properties fo:language="en" fo:country="US"/>
    </style:style>
    <style:style style:parent-style-name="667" style:list-style-name="WWNum16" style:family="paragraph" style:name="P72">
      <style:paragraph-properties/>
    </style:style>
    <style:style style:parent-style-name="666" style:family="text" style:name="T256">
      <style:text-properties fo:language="el" fo:country="GR"/>
    </style:style>
    <style:style style:parent-style-name="667" style:list-style-name="WWNum16" style:family="paragraph" style:name="P73">
      <style:paragraph-properties/>
    </style:style>
    <style:style style:parent-style-name="666" style:family="text" style:name="T257">
      <style:text-properties fo:language="el" fo:country="GR"/>
    </style:style>
    <style:style style:parent-style-name="667" style:list-style-name="WWNum16" style:family="paragraph" style:name="P74">
      <style:paragraph-properties/>
    </style:style>
    <style:style style:parent-style-name="666" style:family="text" style:name="T258">
      <style:text-properties fo:language="el" fo:country="GR"/>
    </style:style>
    <style:style style:parent-style-name="667" style:list-style-name="WWNum16" style:family="paragraph" style:name="P75">
      <style:paragraph-properties/>
    </style:style>
    <style:style style:parent-style-name="666" style:family="text" style:name="T259">
      <style:text-properties fo:language="el" fo:country="GR"/>
    </style:style>
    <style:style style:parent-style-name="667" style:list-style-name="WWNum16" style:family="paragraph" style:name="P76">
      <style:paragraph-properties/>
    </style:style>
    <style:style style:parent-style-name="666" style:family="text" style:name="T260">
      <style:text-properties fo:language="el" fo:country="GR"/>
    </style:style>
    <style:style style:parent-style-name="666" style:family="text" style:name="T261">
      <style:text-properties fo:language="en" fo:country="US"/>
    </style:style>
    <style:style style:family="table-cell" style:name="ce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77">
      <style:paragraph-properties/>
    </style:style>
    <style:style style:family="table-row" style:name="ro3">
      <style:table-row-properties style:min-row-height="2.366cm"/>
    </style:style>
    <style:style style:family="table-cell" style:name="ce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78">
      <style:paragraph-properties/>
    </style:style>
    <style:style style:parent-style-name="666" style:family="text" style:name="T262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79">
      <style:paragraph-properties/>
    </style:style>
    <style:style style:parent-style-name="667" style:list-style-name="WWNum13" style:family="paragraph" style:name="P80">
      <style:paragraph-properties/>
    </style:style>
    <style:style style:parent-style-name="666" style:family="text" style:name="T263">
      <style:text-properties fo:language="el" fo:country="GR"/>
    </style:style>
    <style:style style:parent-style-name="667" style:list-style-name="WWNum13" style:family="paragraph" style:name="P81">
      <style:paragraph-properties/>
    </style:style>
    <style:style style:parent-style-name="666" style:family="text" style:name="T264">
      <style:text-properties fo:language="el" fo:country="GR"/>
    </style:style>
    <style:style style:parent-style-name="666" style:family="text" style:name="T265">
      <style:text-properties fo:language="en" fo:country="US"/>
    </style:style>
    <style:style style:parent-style-name="667" style:list-style-name="WWNum13" style:family="paragraph" style:name="P82">
      <style:paragraph-properties/>
    </style:style>
    <style:style style:parent-style-name="666" style:family="text" style:name="T266">
      <style:text-properties fo:language="el" fo:country="GR"/>
    </style:style>
    <style:style style:parent-style-name="666" style:family="text" style:name="T267">
      <style:text-properties fo:language="en" fo:country="US"/>
    </style:style>
    <style:style style:parent-style-name="667" style:family="paragraph" style:name="P83">
      <style:paragraph-properties fo:margin-left="1.27cm" fo:margin-right="0cm" fo:text-indent="0cm"/>
    </style:style>
    <style:style style:parent-style-name="666" style:family="text" style:name="T268">
      <style:text-properties fo:language="el" fo:country="GR"/>
    </style:style>
    <style:style style:parent-style-name="667" style:family="paragraph" style:name="P84">
      <style:paragraph-properties fo:margin-left="1.27cm" fo:margin-right="0cm" fo:text-indent="0cm"/>
    </style:style>
    <style:style style:parent-style-name="666" style:family="text" style:name="T269">
      <style:text-properties fo:language="el" fo:country="GR"/>
    </style:style>
    <style:style style:parent-style-name="667" style:list-style-name="WWNum13" style:family="paragraph" style:name="P85">
      <style:paragraph-properties/>
    </style:style>
    <style:style style:parent-style-name="666" style:family="text" style:name="T270">
      <style:text-properties fo:language="el" fo:country="GR"/>
    </style:style>
    <style:style style:parent-style-name="667" style:list-style-name="WWNum13" style:family="paragraph" style:name="P86">
      <style:paragraph-properties/>
    </style:style>
    <style:style style:parent-style-name="666" style:family="text" style:name="T271">
      <style:text-properties fo:language="el" fo:country="GR"/>
    </style:style>
    <style:style style:parent-style-name="667" style:list-style-name="WWNum13" style:family="paragraph" style:name="P87">
      <style:paragraph-properties/>
    </style:style>
    <style:style style:parent-style-name="666" style:family="text" style:name="T272">
      <style:text-properties fo:language="el" fo:country="GR"/>
    </style:style>
    <style:style style:parent-style-name="667" style:list-style-name="WWNum13" style:family="paragraph" style:name="P88">
      <style:paragraph-properties/>
    </style:style>
    <style:style style:parent-style-name="666" style:family="text" style:name="T273">
      <style:text-properties fo:language="el" fo:country="GR"/>
    </style:style>
    <style:style style:parent-style-name="666" style:family="text" style:name="T274">
      <style:text-properties fo:language="en" fo:country="US"/>
    </style:style>
    <style:style style:family="table-cell" style:name="ce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8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27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9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7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91">
      <style:paragraph-properties/>
    </style:style>
    <style:style style:parent-style-name="666" style:family="text" style:name="T277">
      <style:text-properties fo:language="el" fo:country="GR"/>
    </style:style>
    <style:style style:parent-style-name="666" style:family="text" style:name="T278">
      <style:text-properties style:text-position="super 58%" fo:language="el" fo:country="GR"/>
    </style:style>
    <style:style style:parent-style-name="666" style:family="text" style:name="T279">
      <style:text-properties fo:language="el" fo:country="GR"/>
    </style:style>
    <style:style style:parent-style-name="667" style:family="paragraph" style:name="P92">
      <style:text-properties fo:language="el" fo:country="GR"/>
      <style:paragraph-properties/>
    </style:style>
    <style:style style:family="text" style:name="T280">
      <style:text-properties fo:language="el" fo:country="GR"/>
    </style:style>
    <style:style style:parent-style-name="667" style:family="paragraph" style:name="P9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81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94">
      <style:paragraph-properties/>
    </style:style>
    <style:style style:parent-style-name="666" style:family="text" style:name="T282">
      <style:text-properties fo:language="el" fo:country="GR"/>
    </style:style>
    <style:style style:parent-style-name="666" style:family="text" style:name="T283">
      <style:text-properties style:text-position="super 58%" fo:language="el" fo:country="GR"/>
    </style:style>
    <style:style style:parent-style-name="666" style:family="text" style:name="T284">
      <style:text-properties fo:language="el" fo:country="GR"/>
    </style:style>
    <style:style style:parent-style-name="667" style:family="paragraph" style:name="P95">
      <style:paragraph-properties/>
    </style:style>
    <style:style style:parent-style-name="666" style:family="text" style:name="T285">
      <style:text-properties fo:language="el" fo:country="GR"/>
    </style:style>
    <style:style style:parent-style-name="666" style:family="text" style:name="T286">
      <style:text-properties style:text-position="super 58%" fo:language="el" fo:country="GR"/>
    </style:style>
    <style:style style:parent-style-name="666" style:family="text" style:name="T287">
      <style:text-properties fo:language="el" fo:country="GR"/>
    </style:style>
    <style:style style:parent-style-name="667" style:family="paragraph" style:name="P96">
      <style:text-properties fo:language="el" fo:country="GR"/>
      <style:paragraph-properties/>
    </style:style>
    <style:style style:family="text" style:name="T288">
      <style:text-properties fo:language="el" fo:country="GR"/>
    </style:style>
    <style:style style:parent-style-name="667" style:family="paragraph" style:name="P97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89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able-row" style:name="ro4">
      <style:table-row-properties style:min-row-height="2.364cm"/>
    </style:style>
    <style:style style:family="table-cell" style:name="ce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98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290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9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29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0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9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01">
      <style:paragraph-properties/>
    </style:style>
    <style:style style:parent-style-name="666" style:family="text" style:name="T293">
      <style:text-properties fo:language="el" fo:country="GR"/>
    </style:style>
    <style:style style:parent-style-name="666" style:family="text" style:name="T294">
      <style:text-properties style:text-position="super 58%" fo:language="el" fo:country="GR"/>
    </style:style>
    <style:style style:parent-style-name="666" style:family="text" style:name="T295">
      <style:text-properties fo:language="el" fo:country="GR"/>
    </style:style>
    <style:style style:parent-style-name="666" style:family="text" style:name="T296">
      <style:text-properties fo:language="el" fo:country="GR"/>
    </style:style>
    <style:style style:parent-style-name="666" style:family="text" style:name="T297">
      <style:text-properties fo:language="el" fo:country="GR"/>
    </style:style>
    <style:style style:parent-style-name="666" style:family="text" style:name="T298">
      <style:text-properties fo:language="el" fo:country="GR"/>
    </style:style>
    <style:style style:parent-style-name="666" style:family="text" style:name="T299">
      <style:text-properties fo:language="el" fo:country="GR"/>
    </style:style>
    <style:style style:parent-style-name="667" style:family="paragraph" style:name="P102">
      <style:text-properties fo:language="el" fo:country="GR"/>
      <style:paragraph-properties/>
    </style:style>
    <style:style style:family="text" style:name="T300">
      <style:text-properties fo:language="el" fo:country="GR"/>
    </style:style>
    <style:style style:parent-style-name="667" style:family="paragraph" style:name="P10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01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04">
      <style:paragraph-properties/>
    </style:style>
    <style:style style:parent-style-name="666" style:family="text" style:name="T302">
      <style:text-properties fo:language="el" fo:country="GR"/>
    </style:style>
    <style:style style:parent-style-name="666" style:family="text" style:name="T303">
      <style:text-properties style:text-position="super 58%" fo:language="el" fo:country="GR"/>
    </style:style>
    <style:style style:parent-style-name="666" style:family="text" style:name="T304">
      <style:text-properties fo:language="el" fo:country="GR"/>
    </style:style>
    <style:style style:parent-style-name="666" style:family="text" style:name="T305">
      <style:text-properties fo:language="el" fo:country="GR"/>
    </style:style>
    <style:style style:parent-style-name="667" style:family="paragraph" style:name="P105">
      <style:paragraph-properties/>
    </style:style>
    <style:style style:parent-style-name="666" style:family="text" style:name="T306">
      <style:text-properties fo:language="el" fo:country="GR"/>
    </style:style>
    <style:style style:parent-style-name="666" style:family="text" style:name="T307">
      <style:text-properties style:text-position="super 58%" fo:language="el" fo:country="GR"/>
    </style:style>
    <style:style style:parent-style-name="666" style:family="text" style:name="T308">
      <style:text-properties fo:language="el" fo:country="GR"/>
    </style:style>
    <style:style style:parent-style-name="666" style:family="text" style:name="T309">
      <style:text-properties fo:language="el" fo:country="GR"/>
    </style:style>
    <style:style style:parent-style-name="667" style:family="paragraph" style:name="P10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10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row" style:name="ro5">
      <style:table-row-properties/>
    </style:style>
    <style:style style:family="table-cell" style:name="ce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07">
      <style:paragraph-properties/>
    </style:style>
    <style:style style:parent-style-name="666" style:family="text" style:name="T31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08">
      <style:paragraph-properties/>
    </style:style>
    <style:style style:parent-style-name="667" style:list-style-name="WWNum19" style:family="paragraph" style:name="P109">
      <style:paragraph-properties/>
    </style:style>
    <style:style style:parent-style-name="666" style:family="text" style:name="T312">
      <style:text-properties fo:language="el" fo:country="GR"/>
    </style:style>
    <style:style style:parent-style-name="667" style:list-style-name="WWNum19" style:family="paragraph" style:name="P110">
      <style:paragraph-properties/>
    </style:style>
    <style:style style:parent-style-name="666" style:family="text" style:name="T313">
      <style:text-properties fo:language="el" fo:country="GR"/>
    </style:style>
    <style:style style:parent-style-name="667" style:list-style-name="WWNum19" style:family="paragraph" style:name="P111">
      <style:paragraph-properties/>
    </style:style>
    <style:style style:parent-style-name="666" style:family="text" style:name="T314">
      <style:text-properties fo:language="el" fo:country="GR"/>
    </style:style>
    <style:style style:parent-style-name="667" style:list-style-name="WWNum19" style:family="paragraph" style:name="P112">
      <style:paragraph-properties/>
    </style:style>
    <style:style style:parent-style-name="666" style:family="text" style:name="T315">
      <style:text-properties fo:language="el" fo:country="GR"/>
    </style:style>
    <style:style style:parent-style-name="667" style:list-style-name="WWNum19" style:family="paragraph" style:name="P113">
      <style:paragraph-properties/>
    </style:style>
    <style:style style:parent-style-name="666" style:family="text" style:name="T316">
      <style:text-properties fo:language="el" fo:country="GR"/>
    </style:style>
    <style:style style:parent-style-name="666" style:family="text" style:name="T317">
      <style:text-properties fo:language="en" fo:country="US"/>
    </style:style>
    <style:style style:parent-style-name="666" style:family="text" style:name="T318">
      <style:text-properties fo:language="el" fo:country="GR"/>
    </style:style>
    <style:style style:parent-style-name="666" style:family="text" style:name="T319">
      <style:text-properties fo:language="en" fo:country="US"/>
    </style:style>
    <style:style style:parent-style-name="666" style:family="text" style:name="T320">
      <style:text-properties fo:language="el" fo:country="GR"/>
    </style:style>
    <style:style style:parent-style-name="666" style:family="text" style:name="T321">
      <style:text-properties fo:language="el" fo:country="GR"/>
    </style:style>
    <style:style style:parent-style-name="666" style:family="text" style:name="T322">
      <style:text-properties fo:language="en" fo:country="US"/>
    </style:style>
    <style:style style:parent-style-name="666" style:family="text" style:name="T323">
      <style:text-properties fo:language="el" fo:country="GR"/>
    </style:style>
    <style:style style:parent-style-name="667" style:list-style-name="WWNum19" style:family="paragraph" style:name="P114">
      <style:paragraph-properties/>
    </style:style>
    <style:style style:parent-style-name="666" style:family="text" style:name="T324">
      <style:text-properties fo:language="el" fo:country="GR"/>
    </style:style>
    <style:style style:parent-style-name="666" style:family="text" style:name="T325">
      <style:text-properties fo:language="en" fo:country="US"/>
    </style:style>
    <style:style style:parent-style-name="666" style:family="text" style:name="T326">
      <style:text-properties fo:language="el" fo:country="GR"/>
    </style:style>
    <style:style style:parent-style-name="666" style:family="text" style:name="T327">
      <style:text-properties fo:language="el" fo:country="GR"/>
    </style:style>
    <style:style style:parent-style-name="667" style:list-style-name="WWNum19" style:family="paragraph" style:name="P115">
      <style:paragraph-properties/>
    </style:style>
    <style:style style:parent-style-name="666" style:family="text" style:name="T328">
      <style:text-properties fo:language="el" fo:country="GR"/>
    </style:style>
    <style:style style:parent-style-name="667" style:list-style-name="WWNum19" style:family="paragraph" style:name="P116">
      <style:paragraph-properties/>
    </style:style>
    <style:style style:parent-style-name="666" style:family="text" style:name="T329">
      <style:text-properties fo:language="el" fo:country="GR"/>
    </style:style>
    <style:style style:parent-style-name="667" style:list-style-name="WWNum19" style:family="paragraph" style:name="P117">
      <style:paragraph-properties/>
    </style:style>
    <style:style style:parent-style-name="666" style:family="text" style:name="T330">
      <style:text-properties fo:language="el" fo:country="GR"/>
    </style:style>
    <style:style style:parent-style-name="667" style:list-style-name="WWNum19" style:family="paragraph" style:name="P118">
      <style:paragraph-properties/>
    </style:style>
    <style:style style:parent-style-name="666" style:family="text" style:name="T331">
      <style:text-properties fo:language="el" fo:country="GR"/>
    </style:style>
    <style:style style:parent-style-name="666" style:family="text" style:name="T332">
      <style:text-properties fo:language="en" fo:country="US"/>
    </style:style>
    <style:style style:family="table-cell" style:name="ce1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19">
      <style:paragraph-properties/>
    </style:style>
    <style:style style:family="table-row" style:name="ro6">
      <style:table-row-properties/>
    </style:style>
    <style:style style:family="table-cell" style:name="ce1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20">
      <style:paragraph-properties/>
    </style:style>
    <style:style style:parent-style-name="666" style:family="text" style:name="T333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21">
      <style:paragraph-properties/>
    </style:style>
    <style:style style:parent-style-name="667" style:list-style-name="WWNum20" style:family="paragraph" style:name="P122">
      <style:paragraph-properties/>
    </style:style>
    <style:style style:parent-style-name="666" style:family="text" style:name="T334">
      <style:text-properties fo:language="el" fo:country="GR"/>
    </style:style>
    <style:style style:parent-style-name="667" style:list-style-name="WWNum20" style:family="paragraph" style:name="P123">
      <style:paragraph-properties/>
    </style:style>
    <style:style style:parent-style-name="666" style:family="text" style:name="T335">
      <style:text-properties fo:language="el" fo:country="GR"/>
    </style:style>
    <style:style style:parent-style-name="667" style:list-style-name="WWNum20" style:family="paragraph" style:name="P124">
      <style:paragraph-properties/>
    </style:style>
    <style:style style:parent-style-name="666" style:family="text" style:name="T336">
      <style:text-properties fo:language="el" fo:country="GR"/>
    </style:style>
    <style:style style:parent-style-name="667" style:list-style-name="WWNum20" style:family="paragraph" style:name="P125">
      <style:paragraph-properties/>
    </style:style>
    <style:style style:parent-style-name="666" style:family="text" style:name="T337">
      <style:text-properties fo:language="el" fo:country="GR"/>
    </style:style>
    <style:style style:parent-style-name="667" style:list-style-name="WWNum20" style:family="paragraph" style:name="P126">
      <style:paragraph-properties/>
    </style:style>
    <style:style style:parent-style-name="666" style:family="text" style:name="T338">
      <style:text-properties fo:language="el" fo:country="GR"/>
    </style:style>
    <style:style style:parent-style-name="666" style:family="text" style:name="T339">
      <style:text-properties fo:language="en" fo:country="US"/>
    </style:style>
    <style:style style:parent-style-name="666" style:family="text" style:name="T340">
      <style:text-properties fo:language="el" fo:country="GR"/>
    </style:style>
    <style:style style:parent-style-name="666" style:family="text" style:name="T341">
      <style:text-properties fo:language="el" fo:country="GR"/>
    </style:style>
    <style:style style:parent-style-name="667" style:list-style-name="WWNum20" style:family="paragraph" style:name="P127">
      <style:paragraph-properties/>
    </style:style>
    <style:style style:parent-style-name="666" style:family="text" style:name="T342">
      <style:text-properties fo:language="el" fo:country="GR"/>
    </style:style>
    <style:style style:parent-style-name="666" style:family="text" style:name="T343">
      <style:text-properties fo:language="el" fo:country="GR"/>
    </style:style>
    <style:style style:parent-style-name="667" style:list-style-name="WWNum20" style:family="paragraph" style:name="P128">
      <style:paragraph-properties/>
    </style:style>
    <style:style style:parent-style-name="666" style:family="text" style:name="T344">
      <style:text-properties fo:language="el" fo:country="GR"/>
    </style:style>
    <style:style style:parent-style-name="667" style:list-style-name="WWNum20" style:family="paragraph" style:name="P129">
      <style:paragraph-properties/>
    </style:style>
    <style:style style:parent-style-name="666" style:family="text" style:name="T345">
      <style:text-properties fo:language="el" fo:country="GR"/>
    </style:style>
    <style:style style:parent-style-name="666" style:family="text" style:name="T346">
      <style:text-properties fo:language="en" fo:country="US"/>
    </style:style>
    <style:style style:family="table-cell" style:name="ce1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30">
      <style:paragraph-properties/>
    </style:style>
    <style:style style:family="table-row" style:name="ro7">
      <style:table-row-properties/>
    </style:style>
    <style:style style:family="table-cell" style:name="ce1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31">
      <style:paragraph-properties/>
    </style:style>
    <style:style style:parent-style-name="666" style:family="text" style:name="T347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6" style:family="text" style:name="T348">
      <style:text-properties fo:language="en" fo:country="US" style:text-underline-type="single" style:text-underline-style="solid" style:text-underline-width="auto" style:text-underline-color="font-color" fo:font-weight="bold"/>
    </style:style>
    <style:style style:parent-style-name="667" style:family="paragraph" style:name="P132">
      <style:paragraph-properties/>
    </style:style>
    <style:style style:parent-style-name="667" style:list-style-name="WWNum21" style:family="paragraph" style:name="P133">
      <style:paragraph-properties/>
    </style:style>
    <style:style style:parent-style-name="666" style:family="text" style:name="T349">
      <style:text-properties fo:language="el" fo:country="GR"/>
    </style:style>
    <style:style style:parent-style-name="667" style:list-style-name="WWNum21" style:family="paragraph" style:name="P134">
      <style:paragraph-properties/>
    </style:style>
    <style:style style:parent-style-name="666" style:family="text" style:name="T350">
      <style:text-properties fo:language="el" fo:country="GR"/>
    </style:style>
    <style:style style:parent-style-name="667" style:list-style-name="WWNum21" style:family="paragraph" style:name="P135">
      <style:paragraph-properties/>
    </style:style>
    <style:style style:parent-style-name="666" style:family="text" style:name="T351">
      <style:text-properties fo:language="el" fo:country="GR"/>
    </style:style>
    <style:style style:parent-style-name="667" style:list-style-name="WWNum21" style:family="paragraph" style:name="P136">
      <style:paragraph-properties/>
    </style:style>
    <style:style style:parent-style-name="666" style:family="text" style:name="T352">
      <style:text-properties fo:language="el" fo:country="GR"/>
    </style:style>
    <style:style style:parent-style-name="666" style:family="text" style:name="T353">
      <style:text-properties fo:language="en" fo:country="US"/>
    </style:style>
    <style:style style:parent-style-name="666" style:family="text" style:name="T354">
      <style:text-properties fo:language="el" fo:country="GR"/>
    </style:style>
    <style:style style:parent-style-name="667" style:list-style-name="WWNum21" style:family="paragraph" style:name="P137">
      <style:paragraph-properties/>
    </style:style>
    <style:style style:parent-style-name="666" style:family="text" style:name="T355">
      <style:text-properties fo:language="el" fo:country="GR"/>
    </style:style>
    <style:style style:parent-style-name="667" style:list-style-name="WWNum21" style:family="paragraph" style:name="P138">
      <style:paragraph-properties/>
    </style:style>
    <style:style style:parent-style-name="666" style:family="text" style:name="T356">
      <style:text-properties fo:language="el" fo:country="GR"/>
    </style:style>
    <style:style style:parent-style-name="667" style:list-style-name="WWNum21" style:family="paragraph" style:name="P139">
      <style:paragraph-properties/>
    </style:style>
    <style:style style:parent-style-name="666" style:family="text" style:name="T357">
      <style:text-properties fo:language="el" fo:country="GR"/>
    </style:style>
    <style:style style:parent-style-name="666" style:family="text" style:name="T358">
      <style:text-properties fo:language="en" fo:country="US"/>
    </style:style>
    <style:style style:parent-style-name="666" style:family="text" style:name="T359">
      <style:text-properties fo:language="el" fo:country="GR"/>
    </style:style>
    <style:style style:parent-style-name="667" style:list-style-name="WWNum21" style:family="paragraph" style:name="P140">
      <style:paragraph-properties/>
    </style:style>
    <style:style style:parent-style-name="666" style:family="text" style:name="T360">
      <style:text-properties fo:language="el" fo:country="GR"/>
    </style:style>
    <style:style style:parent-style-name="667" style:list-style-name="WWNum21" style:family="paragraph" style:name="P141">
      <style:paragraph-properties/>
    </style:style>
    <style:style style:parent-style-name="666" style:family="text" style:name="T361">
      <style:text-properties fo:language="el" fo:country="GR"/>
    </style:style>
    <style:style style:parent-style-name="666" style:family="text" style:name="T362">
      <style:text-properties fo:language="en" fo:country="US"/>
    </style:style>
    <style:style style:parent-style-name="666" style:family="text" style:name="T363">
      <style:text-properties fo:language="el" fo:country="GR"/>
    </style:style>
    <style:style style:parent-style-name="666" style:family="text" style:name="T364">
      <style:text-properties fo:language="el" fo:country="GR"/>
    </style:style>
    <style:style style:family="table-cell" style:name="ce1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42">
      <style:paragraph-properties/>
    </style:style>
    <style:style style:family="table-row" style:name="ro8">
      <style:table-row-properties/>
    </style:style>
    <style:style style:family="table-cell" style:name="ce1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43">
      <style:paragraph-properties/>
    </style:style>
    <style:style style:parent-style-name="666" style:family="text" style:name="T36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44">
      <style:paragraph-properties/>
    </style:style>
    <style:style style:parent-style-name="667" style:list-style-name="WWNum22" style:family="paragraph" style:name="P145">
      <style:paragraph-properties/>
    </style:style>
    <style:style style:parent-style-name="666" style:family="text" style:name="T366">
      <style:text-properties fo:language="el" fo:country="GR"/>
    </style:style>
    <style:style style:parent-style-name="667" style:list-style-name="WWNum22" style:family="paragraph" style:name="P146">
      <style:paragraph-properties/>
    </style:style>
    <style:style style:parent-style-name="666" style:family="text" style:name="T367">
      <style:text-properties fo:language="el" fo:country="GR"/>
    </style:style>
    <style:style style:parent-style-name="667" style:list-style-name="WWNum22" style:family="paragraph" style:name="P147">
      <style:paragraph-properties/>
    </style:style>
    <style:style style:parent-style-name="666" style:family="text" style:name="T368">
      <style:text-properties fo:language="el" fo:country="GR"/>
    </style:style>
    <style:style style:parent-style-name="667" style:list-style-name="WWNum22" style:family="paragraph" style:name="P148">
      <style:paragraph-properties/>
    </style:style>
    <style:style style:parent-style-name="666" style:family="text" style:name="T369">
      <style:text-properties fo:language="el" fo:country="GR"/>
    </style:style>
    <style:style style:parent-style-name="667" style:list-style-name="WWNum22" style:family="paragraph" style:name="P149">
      <style:paragraph-properties/>
    </style:style>
    <style:style style:parent-style-name="666" style:family="text" style:name="T370">
      <style:text-properties fo:language="el" fo:country="GR"/>
    </style:style>
    <style:style style:parent-style-name="667" style:list-style-name="WWNum22" style:family="paragraph" style:name="P150">
      <style:paragraph-properties/>
    </style:style>
    <style:style style:parent-style-name="666" style:family="text" style:name="T371">
      <style:text-properties fo:language="el" fo:country="GR"/>
    </style:style>
    <style:style style:parent-style-name="667" style:list-style-name="WWNum22" style:family="paragraph" style:name="P151">
      <style:paragraph-properties/>
    </style:style>
    <style:style style:parent-style-name="666" style:family="text" style:name="T372">
      <style:text-properties fo:language="el" fo:country="GR"/>
    </style:style>
    <style:style style:parent-style-name="667" style:list-style-name="WWNum22" style:family="paragraph" style:name="P152">
      <style:paragraph-properties/>
    </style:style>
    <style:style style:parent-style-name="666" style:family="text" style:name="T373">
      <style:text-properties fo:language="el" fo:country="GR"/>
    </style:style>
    <style:style style:parent-style-name="667" style:list-style-name="WWNum22" style:family="paragraph" style:name="P153">
      <style:paragraph-properties/>
    </style:style>
    <style:style style:parent-style-name="666" style:family="text" style:name="T374">
      <style:text-properties fo:language="el" fo:country="GR"/>
    </style:style>
    <style:style style:parent-style-name="666" style:family="text" style:name="T375">
      <style:text-properties fo:language="en" fo:country="US"/>
    </style:style>
    <style:style style:family="table-cell" style:name="ce1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54">
      <style:paragraph-properties/>
    </style:style>
    <style:style style:family="table-row" style:name="ro9">
      <style:table-row-properties style:min-row-height="2.366cm"/>
    </style:style>
    <style:style style:family="table-cell" style:name="ce1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55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7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56">
      <style:paragraph-properties/>
    </style:style>
    <style:style style:parent-style-name="667" style:list-style-name="WWNum23" style:family="paragraph" style:name="P157">
      <style:paragraph-properties/>
    </style:style>
    <style:style style:parent-style-name="666" style:family="text" style:name="T377">
      <style:text-properties fo:language="el" fo:country="GR"/>
    </style:style>
    <style:style style:parent-style-name="667" style:list-style-name="WWNum23" style:family="paragraph" style:name="P158">
      <style:paragraph-properties/>
    </style:style>
    <style:style style:parent-style-name="666" style:family="text" style:name="T378">
      <style:text-properties fo:language="el" fo:country="GR"/>
    </style:style>
    <style:style style:parent-style-name="667" style:list-style-name="WWNum23" style:family="paragraph" style:name="P159">
      <style:paragraph-properties/>
    </style:style>
    <style:style style:parent-style-name="666" style:family="text" style:name="T379">
      <style:text-properties fo:language="el" fo:country="GR"/>
    </style:style>
    <style:style style:parent-style-name="667" style:list-style-name="WWNum23" style:family="paragraph" style:name="P160">
      <style:paragraph-properties/>
    </style:style>
    <style:style style:parent-style-name="666" style:family="text" style:name="T380">
      <style:text-properties fo:language="el" fo:country="GR"/>
    </style:style>
    <style:style style:parent-style-name="667" style:family="paragraph" style:name="P161">
      <style:text-properties fo:language="el" fo:country="GR"/>
      <style:paragraph-properties fo:margin-left="1.27cm" fo:margin-right="0cm" fo:text-indent="0cm"/>
    </style:style>
    <style:style style:family="text" style:name="T381">
      <style:text-properties fo:language="el" fo:country="GR"/>
    </style:style>
    <style:style style:parent-style-name="667" style:family="paragraph" style:name="P162">
      <style:text-properties fo:language="el" fo:country="GR"/>
      <style:paragraph-properties fo:margin-left="1.27cm" fo:margin-right="0cm" fo:text-indent="0cm"/>
    </style:style>
    <style:style style:family="text" style:name="T382">
      <style:text-properties fo:language="el" fo:country="GR"/>
    </style:style>
    <style:style style:parent-style-name="667" style:list-style-name="WWNum23" style:family="paragraph" style:name="P163">
      <style:paragraph-properties/>
    </style:style>
    <style:style style:parent-style-name="666" style:family="text" style:name="T383">
      <style:text-properties fo:language="el" fo:country="GR"/>
    </style:style>
    <style:style style:parent-style-name="666" style:family="text" style:name="T384">
      <style:text-properties fo:language="en" fo:country="US"/>
    </style:style>
    <style:style style:parent-style-name="666" style:family="text" style:name="T385">
      <style:text-properties fo:language="el" fo:country="GR"/>
    </style:style>
    <style:style style:parent-style-name="666" style:family="text" style:name="T386">
      <style:text-properties fo:language="el" fo:country="GR"/>
    </style:style>
    <style:style style:parent-style-name="667" style:list-style-name="WWNum23" style:family="paragraph" style:name="P164">
      <style:text-properties fo:language="el" fo:country="GR"/>
      <style:paragraph-properties/>
    </style:style>
    <style:style style:family="text" style:name="T387">
      <style:text-properties fo:language="el" fo:country="GR"/>
    </style:style>
    <style:style style:parent-style-name="667" style:list-style-name="WWNum23" style:family="paragraph" style:name="P165">
      <style:paragraph-properties/>
    </style:style>
    <style:style style:parent-style-name="666" style:family="text" style:name="T388">
      <style:text-properties fo:language="el" fo:country="GR"/>
    </style:style>
    <style:style style:parent-style-name="666" style:family="text" style:name="T389">
      <style:text-properties fo:language="en" fo:country="US"/>
    </style:style>
    <style:style style:parent-style-name="667" style:family="paragraph" style:name="P166">
      <style:text-properties fo:language="el" fo:country="GR"/>
      <style:paragraph-properties/>
    </style:style>
    <style:style style:family="text" style:name="T390">
      <style:text-properties fo:language="el" fo:country="GR"/>
    </style:style>
    <style:style style:family="table-cell" style:name="ce1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67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9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68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9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69">
      <style:paragraph-properties/>
    </style:style>
    <style:style style:parent-style-name="666" style:family="text" style:name="T393">
      <style:text-properties fo:language="el" fo:country="GR"/>
    </style:style>
    <style:style style:parent-style-name="666" style:family="text" style:name="T394">
      <style:text-properties style:text-position="super 58%" fo:language="el" fo:country="GR"/>
    </style:style>
    <style:style style:parent-style-name="666" style:family="text" style:name="T395">
      <style:text-properties fo:language="el" fo:country="GR"/>
    </style:style>
    <style:style style:parent-style-name="667" style:family="paragraph" style:name="P170">
      <style:text-properties fo:language="el" fo:country="GR"/>
      <style:paragraph-properties/>
    </style:style>
    <style:style style:family="text" style:name="T396">
      <style:text-properties fo:language="el" fo:country="GR"/>
    </style:style>
    <style:style style:parent-style-name="667" style:family="paragraph" style:name="P171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9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72">
      <style:paragraph-properties/>
    </style:style>
    <style:style style:parent-style-name="666" style:family="text" style:name="T398">
      <style:text-properties fo:language="el" fo:country="GR"/>
    </style:style>
    <style:style style:parent-style-name="666" style:family="text" style:name="T399">
      <style:text-properties style:text-position="super 58%" fo:language="el" fo:country="GR"/>
    </style:style>
    <style:style style:parent-style-name="666" style:family="text" style:name="T400">
      <style:text-properties fo:language="el" fo:country="GR"/>
    </style:style>
    <style:style style:parent-style-name="666" style:family="text" style:name="T401">
      <style:text-properties fo:language="el" fo:country="GR"/>
    </style:style>
    <style:style style:parent-style-name="667" style:family="paragraph" style:name="P173">
      <style:paragraph-properties/>
    </style:style>
    <style:style style:parent-style-name="666" style:family="text" style:name="T402">
      <style:text-properties fo:language="el" fo:country="GR"/>
    </style:style>
    <style:style style:parent-style-name="666" style:family="text" style:name="T403">
      <style:text-properties style:text-position="super 58%" fo:language="el" fo:country="GR"/>
    </style:style>
    <style:style style:parent-style-name="666" style:family="text" style:name="T404">
      <style:text-properties fo:language="el" fo:country="GR"/>
    </style:style>
    <style:style style:parent-style-name="666" style:family="text" style:name="T405">
      <style:text-properties fo:language="el" fo:country="GR"/>
    </style:style>
    <style:style style:parent-style-name="666" style:family="text" style:name="T406">
      <style:text-properties fo:language="en" fo:country="US"/>
    </style:style>
    <style:style style:parent-style-name="667" style:family="paragraph" style:name="P174">
      <style:paragraph-properties/>
    </style:style>
    <style:style style:parent-style-name="666" style:family="text" style:name="T407">
      <style:text-properties fo:language="el" fo:country="GR"/>
    </style:style>
    <style:style style:parent-style-name="666" style:family="text" style:name="T408">
      <style:text-properties style:text-position="super 58%" fo:language="el" fo:country="GR"/>
    </style:style>
    <style:style style:parent-style-name="666" style:family="text" style:name="T409">
      <style:text-properties fo:language="el" fo:country="GR"/>
    </style:style>
    <style:style style:family="table-row" style:name="ro10">
      <style:table-row-properties style:min-row-height="2.364cm"/>
    </style:style>
    <style:style style:family="table-cell" style:name="ce1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75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10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2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7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1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77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1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78">
      <style:paragraph-properties/>
    </style:style>
    <style:style style:parent-style-name="666" style:family="text" style:name="T413">
      <style:text-properties fo:language="el" fo:country="GR"/>
    </style:style>
    <style:style style:parent-style-name="666" style:family="text" style:name="T414">
      <style:text-properties style:text-position="super 58%" fo:language="el" fo:country="GR"/>
    </style:style>
    <style:style style:parent-style-name="666" style:family="text" style:name="T415">
      <style:text-properties fo:language="el" fo:country="GR"/>
    </style:style>
    <style:style style:parent-style-name="667" style:family="paragraph" style:name="P179">
      <style:text-properties fo:language="el" fo:country="GR"/>
      <style:paragraph-properties/>
    </style:style>
    <style:style style:family="text" style:name="T416">
      <style:text-properties fo:language="el" fo:country="GR"/>
    </style:style>
    <style:style style:parent-style-name="667" style:family="paragraph" style:name="P18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1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81">
      <style:paragraph-properties/>
    </style:style>
    <style:style style:parent-style-name="666" style:family="text" style:name="T418">
      <style:text-properties fo:language="el" fo:country="GR"/>
    </style:style>
    <style:style style:parent-style-name="666" style:family="text" style:name="T419">
      <style:text-properties style:text-position="super 58%" fo:language="el" fo:country="GR"/>
    </style:style>
    <style:style style:parent-style-name="666" style:family="text" style:name="T420">
      <style:text-properties fo:language="el" fo:country="GR"/>
    </style:style>
    <style:style style:parent-style-name="666" style:family="text" style:name="T421">
      <style:text-properties fo:language="el" fo:country="GR"/>
    </style:style>
    <style:style style:parent-style-name="667" style:family="paragraph" style:name="P182">
      <style:paragraph-properties/>
    </style:style>
    <style:style style:parent-style-name="666" style:family="text" style:name="T422">
      <style:text-properties fo:language="el" fo:country="GR"/>
    </style:style>
    <style:style style:parent-style-name="666" style:family="text" style:name="T423">
      <style:text-properties style:text-position="super 58%" fo:language="el" fo:country="GR"/>
    </style:style>
    <style:style style:parent-style-name="666" style:family="text" style:name="T424">
      <style:text-properties fo:language="el" fo:country="GR"/>
    </style:style>
    <style:style style:family="table-row" style:name="ro11">
      <style:table-row-properties/>
    </style:style>
    <style:style style:family="table-cell" style:name="ce2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83">
      <style:paragraph-properties/>
    </style:style>
    <style:style style:parent-style-name="666" style:family="text" style:name="T42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84">
      <style:paragraph-properties/>
    </style:style>
    <style:style style:parent-style-name="667" style:list-style-name="WWNum25" style:family="paragraph" style:name="P185">
      <style:paragraph-properties/>
    </style:style>
    <style:style style:parent-style-name="666" style:family="text" style:name="T426">
      <style:text-properties fo:language="el" fo:country="GR"/>
    </style:style>
    <style:style style:parent-style-name="667" style:family="paragraph" style:name="P186">
      <style:text-properties fo:language="el" fo:country="GR"/>
      <style:paragraph-properties/>
    </style:style>
    <style:style style:family="text" style:name="T427">
      <style:text-properties fo:language="el" fo:country="GR"/>
    </style:style>
    <style:style style:parent-style-name="667" style:family="paragraph" style:name="P187">
      <style:text-properties fo:language="el" fo:country="GR"/>
      <style:paragraph-properties/>
    </style:style>
    <style:style style:family="text" style:name="T428">
      <style:text-properties fo:language="el" fo:country="GR"/>
    </style:style>
    <style:style style:parent-style-name="667" style:list-style-name="WWNum25" style:family="paragraph" style:name="P188">
      <style:paragraph-properties/>
    </style:style>
    <style:style style:parent-style-name="666" style:family="text" style:name="T429">
      <style:text-properties fo:language="el" fo:country="GR"/>
    </style:style>
    <style:style style:parent-style-name="666" style:family="text" style:name="T430">
      <style:text-properties fo:language="en" fo:country="US"/>
    </style:style>
    <style:style style:family="table-cell" style:name="ce2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8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3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9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3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91">
      <style:paragraph-properties/>
    </style:style>
    <style:style style:parent-style-name="666" style:family="text" style:name="T433">
      <style:text-properties fo:language="el" fo:country="GR"/>
    </style:style>
    <style:style style:parent-style-name="666" style:family="text" style:name="T434">
      <style:text-properties style:text-position="super 58%" fo:language="el" fo:country="GR"/>
    </style:style>
    <style:style style:parent-style-name="666" style:family="text" style:name="T435">
      <style:text-properties fo:language="el" fo:country="GR"/>
    </style:style>
    <style:style style:parent-style-name="667" style:family="paragraph" style:name="P192">
      <style:text-properties fo:language="el" fo:country="GR"/>
      <style:paragraph-properties/>
    </style:style>
    <style:style style:family="text" style:name="T436">
      <style:text-properties fo:language="el" fo:country="GR"/>
    </style:style>
    <style:style style:parent-style-name="667" style:family="paragraph" style:name="P19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3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667" style:family="paragraph" style:name="P194">
      <style:paragraph-properties/>
    </style:style>
    <style:style style:parent-style-name="666" style:family="text" style:name="T438">
      <style:text-properties fo:language="el" fo:country="GR"/>
    </style:style>
    <style:style style:parent-style-name="666" style:family="text" style:name="T439">
      <style:text-properties style:text-position="super 58%" fo:language="el" fo:country="GR"/>
    </style:style>
    <style:style style:parent-style-name="666" style:family="text" style:name="T440">
      <style:text-properties fo:language="el" fo:country="GR"/>
    </style:style>
    <style:style style:parent-style-name="666" style:family="text" style:name="T441">
      <style:text-properties fo:language="el" fo:country="GR"/>
    </style:style>
    <style:style style:parent-style-name="666" style:family="text" style:name="T442">
      <style:text-properties fo:language="el" fo:country="GR"/>
    </style:style>
    <style:style style:family="table-row" style:name="ro12">
      <style:table-row-properties/>
    </style:style>
    <style:style style:family="table-cell" style:name="ce2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195">
      <style:paragraph-properties/>
    </style:style>
    <style:style style:parent-style-name="666" style:family="text" style:name="T443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667" style:family="paragraph" style:name="P196">
      <style:paragraph-properties/>
    </style:style>
    <style:style style:parent-style-name="667" style:list-style-name="WWNum27" style:family="paragraph" style:name="P197">
      <style:paragraph-properties/>
    </style:style>
    <style:style style:parent-style-name="666" style:family="text" style:name="T444">
      <style:text-properties fo:language="el" fo:country="GR"/>
    </style:style>
    <style:style style:parent-style-name="667" style:list-style-name="WWNum27" style:family="paragraph" style:name="P198">
      <style:paragraph-properties/>
    </style:style>
    <style:style style:parent-style-name="666" style:family="text" style:name="T445">
      <style:text-properties fo:language="el" fo:country="GR"/>
    </style:style>
    <style:style style:parent-style-name="667" style:list-style-name="WWNum27" style:family="paragraph" style:name="P199">
      <style:paragraph-properties/>
    </style:style>
    <style:style style:parent-style-name="666" style:family="text" style:name="T446">
      <style:text-properties fo:language="el" fo:country="GR"/>
    </style:style>
    <style:style style:parent-style-name="667" style:list-style-name="WWNum27" style:family="paragraph" style:name="P200">
      <style:paragraph-properties/>
    </style:style>
    <style:style style:parent-style-name="666" style:family="text" style:name="T447">
      <style:text-properties fo:language="el" fo:country="GR"/>
    </style:style>
    <style:style style:parent-style-name="667" style:list-style-name="WWNum27" style:family="paragraph" style:name="P201">
      <style:paragraph-properties/>
    </style:style>
    <style:style style:parent-style-name="666" style:family="text" style:name="T448">
      <style:text-properties fo:language="el" fo:country="GR"/>
    </style:style>
    <style:style style:parent-style-name="666" style:family="text" style:name="T449">
      <style:text-properties fo:language="el" fo:country="GR"/>
    </style:style>
    <style:style style:parent-style-name="667" style:list-style-name="WWNum27" style:family="paragraph" style:name="P202">
      <style:paragraph-properties/>
    </style:style>
    <style:style style:parent-style-name="666" style:family="text" style:name="T450">
      <style:text-properties fo:language="el" fo:country="GR"/>
    </style:style>
    <style:style style:parent-style-name="666" style:family="text" style:name="T451">
      <style:text-properties fo:language="en" fo:country="US"/>
    </style:style>
    <style:style style:parent-style-name="666" style:family="text" style:name="T452">
      <style:text-properties fo:language="el" fo:country="GR"/>
    </style:style>
    <style:style style:parent-style-name="666" style:family="text" style:name="T453">
      <style:text-properties fo:language="el" fo:country="GR"/>
    </style:style>
    <style:style style:family="table-cell" style:name="ce2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667" style:family="paragraph" style:name="P203">
      <style:paragraph-properties/>
    </style:style>
    <style:style style:parent-style-name="667" style:family="paragraph" style:name="P204">
      <style:paragraph-properties/>
    </style:style>
    <style:style style:parent-style-name="667" style:family="paragraph" style:name="P205">
      <style:paragraph-properties/>
    </style:style>
    <style:style style:parent-style-name="667" style:family="paragraph" style:name="P206">
      <style:paragraph-properties/>
    </style:style>
  </office:automatic-styles>
  <office:body>
    <office:text text:use-soft-page-breaks="true">
      <text:p text:style-name="P39"><text:span text:style-name="T210">Τίτλος</text:span><text:span>: </text:span><text:span text:style-name="T211">Αίτηση-εγγραφή στον εκπαιδευτικό φορέα</text:span><text:span/></text:p>
      <text:p text:style-name="P40"><text:span text:style-name="T212"/><text:span/></text:p>
      <text:p text:style-name="P41"><text:span/><text:span/></text:p>
      <text:p text:style-name="P42"><text:span text:style-name="T213">1. Εντοπισμός Χειριστών</text:span><text:span/></text:p>
      <text:list text:style-name="WWNum14" text:continue-numbering="true">
        <text:list-item>
          <text:p text:style-name="P43"><text:span text:style-name="T214">Επισκέπτης-Αιτών</text:span><text:span/></text:p>
        </text:list-item>
        <text:list-item>
          <text:p text:style-name="P44"><text:span>Εκπαιδευόμενος</text:span><text:span/></text:p>
        </text:list-item>
        <text:list-item>
          <text:p text:style-name="P45"><text:span text:style-name="T215">TaxisNet</text:span><text:span/></text:p>
        </text:list-item>
        <text:list-item>
          <text:p text:style-name="P46"><text:span text:style-name="T216">Τμήμα Αιτήσεων</text:span><text:span/></text:p>
        </text:list-item>
        <text:list-item>
          <text:p text:style-name="P47"><text:span text:style-name="T217">Βάση Δεδομένων Υποψηφίων</text:span><text:span/></text:p>
        </text:list-item>
        <text:list-item>
          <text:p text:style-name="P48"><text:span text:style-name="T218">Βάση Δεδομένων Χρηστών</text:span><text:span/></text:p>
        </text:list-item>
        <text:list-item>
          <text:p text:style-name="P49"><text:span text:style-name="T219">Υπεύθυνος Εκπαιδευτικών Θεμάτων</text:span><text:span/></text:p>
        </text:list-item>
      </text:list>
      <text:p text:style-name="P50"><text:span/><text:span/></text:p>
      <text:p text:style-name="P51"><text:span/><text:span/></text:p>
      <text:p text:style-name="P52"><text:span text:style-name="T220">2. Εντοπισμός Περιπτώσεων Χρήσης</text:span><text:span/></text:p>
      <text:list text:style-name="WWNum30" text:continue-numbering="true">
        <text:list-item>
          <text:p text:style-name="P53"><text:span text:style-name="T221">Υποβολή αίτησης</text:span><text:span/></text:p>
        </text:list-item>
        <text:list-item>
          <text:p text:style-name="P54"><text:span text:style-name="T222">Ηλικιακός έλεγχος</text:span><text:span text:style-name="T223"><text:s/></text:span><text:span text:style-name="T224">(με 2 επεκτείνουσες περιπτώσεις τις </text:span><text:span text:style-name="T225">Ένταξη σε ειδική κατηγορία</text:span><text:span text:style-name="T226"> και </text:span><text:span text:style-name="T227">Εμφάνιση αρχικής κενής φόρμας υποβολής</text:span><text:span text:style-name="T228">)</text:span><text:span/></text:p>
        </text:list-item>
        <text:list-item>
          <text:p text:style-name="P55"><text:span text:style-name="T229">Δημιουργία αριθμού πρωτοκόλλου</text:span><text:span/></text:p>
        </text:list-item>
        <text:list-item>
          <text:p text:style-name="P56"><text:span text:style-name="T230">Υπολογισμός μορίων υποψηφίων</text:span><text:span/></text:p>
        </text:list-item>
        <text:list-item>
          <text:p text:style-name="P57"><text:span text:style-name="T231">Ενημέρωση αιτούντα με </text:span><text:span text:style-name="T232">email</text:span><text:span/></text:p>
        </text:list-item>
        <text:list-item>
          <text:p text:style-name="P58"><text:span text:style-name="T233">Ενημέρωση Βάσης Δεδομένων Υποψηφίων</text:span><text:span/></text:p>
        </text:list-item>
        <text:list-item>
          <text:p text:style-name="P59"><text:span>Έ</text:span><text:span text:style-name="T234">λεγχος μορίων για τον καθορισμό επιτυχόντων</text:span><text:span text:style-name="T235"> (με 2 επεκτείνουσες περιπτώσεις τις </text:span><text:span text:style-name="T236">Ενημέρωση Βάσης Δεδομένων Χρηστών</text:span><text:span text:style-name="T237"> και </text:span><text:span text:style-name="T238">Απόρριψη αίτησης</text:span><text:span text:style-name="T239">)</text:span><text:span/></text:p>
        </text:list-item>
        <text:list-item>
          <text:p text:style-name="P60"><text:span text:style-name="T240">Ενημέρωση Βάσης Δεδομένων Χρηστών</text:span><text:span text:style-name="T241"> (με 1 επεκτείνουσα περίπτωση τη </text:span><text:span text:style-name="T242">Μείωση αριθμού διαθέσιμων θέσεων εκπαιδευμένων)</text:span><text:span/></text:p>
        </text:list-item>
        <text:list-item>
          <text:p text:style-name="P61"><text:span text:style-name="T243">Δημιουργία ηλεκτρονικών λογαριασμών</text:span><text:span/><text:span text:style-name="T244"/><text:span text:style-name="T245"/><text:span/><text:span/><text:span/><text:span/></text:p>
        </text:list-item>
      </text:list>
      <text:p text:style-name="P62"><text:span/><text:span/></text:p>
      <text:p text:style-name="P63"><text:span text:style-name="T246">3. Περιγραφή Περιπτώσεων Χρήσης μέσω σεναρίων</text:span><text:span/></text:p>
      <text:p text:style-name="P64"><text:span text:style-name="T247"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65"><text:span text:style-name="T248">Βασικές περιπτώσεις χρήσης</text:span><text:span/></text:p>
          </table:table-cell>
          <table:table-cell table:style-name="ce2">
            <text:p text:style-name="P66"><text:span text:style-name="T249">Επεκτάσεις</text:span><text:span/></text:p>
          </table:table-cell>
        </table:table-row>
        <table:table-row table:style-name="ro2">
          <table:table-cell table:style-name="ce3">
            <text:p text:style-name="P67"><text:span text:style-name="T250">Υποβολή Αίτησης</text:span><text:span/></text:p>
            <text:p text:style-name="P68"><text:span>Βήματα Κύριου Σεναρίου Επιτυχίας (ΚΣΕ):</text:span><text:span/></text:p>
            <text:list text:style-name="WWNum16" text:continue-numbering="true">
              <text:list-item>
                <text:p text:style-name="P69"><text:span text:style-name="T251">Ο επισκέπτης συμπληρώνει την αίτηση με τα στοιχεία του</text:span><text:span/></text:p>
              </text:list-item>
              <text:list-item>
                <text:p text:style-name="P70"><text:span text:style-name="T252">Εξουσιοδοτεί το σύστημα να έχει πρόσβαση στα στοιχεία του του </text:span><text:span text:style-name="T253">TaxisNet</text:span><text:span/></text:p>
              </text:list-item>
              <text:list-item>
                <text:p text:style-name="P71"><text:span text:style-name="T254">Το σύστημα δέχεται την αίτησή του και ελέγχει τα στοιχεία του μέσω </text:span><text:span text:style-name="T255">TaxisNet</text:span><text:span/></text:p>
              </text:list-item>
              <text:list-item>
                <text:p text:style-name="P72"><text:span text:style-name="T256">Περνάει τον ηλικιακό έλεγχο</text:span><text:span/></text:p>
              </text:list-item>
              <text:list-item>
                <text:p text:style-name="P73"><text:span text:style-name="T257">Το τμήμα αιτήσεων δημιουργεί αριθμό πρωτοκόλλου για τον επισκέπτη</text:span><text:span/></text:p>
              </text:list-item>
              <text:list-item>
                <text:p text:style-name="P74"><text:span text:style-name="T258">Συγκέντρωση αρκετών μορίων</text:span><text:span/></text:p>
              </text:list-item>
              <text:list-item>
                <text:p text:style-name="P75"><text:span text:style-name="T259">Δημιουργία λογαριασμού</text:span><text:span/></text:p>
              </text:list-item>
              <text:list-item>
                <text:p text:style-name="P76"><text:span text:style-name="T260">¨Ενημέρωση μέσω </text:span><text:span text:style-name="T261">email</text:span><text:span/></text:p>
              </text:list-item>
            </text:list>
          </table:table-cell>
          <table:table-cell table:style-name="ce4">
            <text:p text:style-name="P77"><text:span/><text:span/></text:p>
          </table:table-cell>
        </table:table-row>
        <table:table-row table:style-name="ro3">
          <table:table-cell table:style-name="ce5" table:number-rows-spanned="2">
            <text:p text:style-name="P78"><text:span text:style-name="T262">Ηλικιακός έλεγχος</text:span><text:span/></text:p>
            <text:p text:style-name="P79"><text:span>Βήματα Κύριου Σεναρίου Επιτυχίας (ΚΣΕ):</text:span><text:span/></text:p>
            <text:list text:style-name="WWNum13" text:continue-numbering="true">
              <text:list-item>
                <text:p text:style-name="P80"><text:span text:style-name="T263">Ο επισκέπτης υποβάλει την αίτησή του</text:span><text:span/></text:p>
              </text:list-item>
              <text:list-item>
                <text:p text:style-name="P81"><text:span text:style-name="T264">Λαμβάνονται τα στοιχεία του από το </text:span><text:span text:style-name="T265">TaxisNet</text:span><text:span/></text:p>
              </text:list-item>
              <text:list-item>
                <text:p text:style-name="P82"><text:span text:style-name="T266">Γίνεται έλεγχος αν τα στοιχεία της αίτησης ταιριάζουν με αυτά του </text:span><text:span text:style-name="T267">TaxisNet</text:span><text:span/></text:p>
              </text:list-item>
            </text:list>
            <text:p text:style-name="P83"><text:span text:style-name="T268">[ΕΝΤΑΞΗ ΣΕ ΕΙΔΙΚΗ ΚΑΤΗΓΟΡΙΑ]</text:span><text:span/></text:p>
            <text:p text:style-name="P84"><text:span text:style-name="T269">[ΕΜΦΑΝΙΣΗ ΑΡΧΙΚΗΣ ΚΕΝΗΣ ΦΟΡΜΑΣ]</text:span><text:span/></text:p>
            <text:list text:style-name="WWNum13" text:continue-numbering="true">
              <text:list-item>
                <text:p text:style-name="P85"><text:span text:style-name="T270">Υπολογίζονται τα μόρια του επισκέπτη</text:span><text:span/></text:p>
              </text:list-item>
              <text:list-item>
                <text:p text:style-name="P86"><text:span text:style-name="T271">Είναι αρκετά για να καλύψει μια από τις διαθέσιμες θέσεις</text:span><text:span/></text:p>
              </text:list-item>
              <text:list-item>
                <text:p text:style-name="P87"><text:span text:style-name="T272">Δημιουργείται λογαριασμός στο χρήστη</text:span><text:span/></text:p>
              </text:list-item>
              <text:list-item>
                <text:p text:style-name="P88"><text:span text:style-name="T273">Ενημερώνεται με </text:span><text:span text:style-name="T274">email</text:span><text:span>­­</text:span><text:span/></text:p>
              </text:list-item>
            </text:list>
          </table:table-cell>
          <table:table-cell table:style-name="ce6">
            <text:p text:style-name="P89"><text:span text:style-name="T275">Ένταξη σε ειδική κατηγορία</text:span><text:span/></text:p>
            <text:p text:style-name="P90"><text:span text:style-name="T276">Συνθήκη επέκτασης:</text:span><text:span/></text:p>
            <text:p text:style-name="P91"><text:span text:style-name="T277">3</text:span><text:span text:style-name="T278">α</text:span><text:span text:style-name="T279">. Ο επισκέπτης είναι άνω των 50, άνεργος και δεν έχει απολυτήριο υποχρεωτικής εκπαίδευσης και εντάσσεται σε ειδική κατηγορία</text:span><text:span/></text:p>
            <text:p text:style-name="P92"><text:span text:style-name="T280"/><text:span/></text:p>
            <text:p text:style-name="P93"><text:span text:style-name="T281">Βήματα Σεναρίου Επέκτασης:</text:span><text:span/></text:p>
            <text:p text:style-name="P94"><text:span text:style-name="T282">3</text:span><text:span text:style-name="T283">α</text:span><text:span text:style-name="T284">1. Τα βήματα 4-5 παραλείπονται</text:span><text:span/></text:p>
            <text:p text:style-name="P95"><text:span text:style-name="T285">3</text:span><text:span text:style-name="T286">α</text:span><text:span text:style-name="T287">2. Ο επισκέπτης πάει κατευθείαν στο βήμα 6</text:span><text:span/></text:p>
            <text:p text:style-name="P96"><text:span text:style-name="T288"/><text:span/></text:p>
            <text:p text:style-name="P97"><text:span text:style-name="T289"/><text:span/></text:p>
          </table:table-cell>
        </table:table-row>
        <table:table-row table:style-name="ro4">
          <table:covered-table-cell>
            <text:p text:style-name="P98"><text:span text:style-name="T290"/><text:span/></text:p>
          </table:covered-table-cell>
          <table:table-cell table:style-name="ce8">
            <text:p text:style-name="P99"><text:span text:style-name="T291">Εμφάνιση αρχικής κενής φόρμας</text:span><text:span/></text:p>
            <text:p text:style-name="P100"><text:span text:style-name="T292">Συνθήκη επέκτασης:</text:span><text:span/></text:p>
            <text:p text:style-name="P101"><text:span text:style-name="T293">3</text:span><text:span text:style-name="T294">β</text:span><text:span text:style-name="T295">. Ο επισκέπτης είναι ανήλικος </text:span><text:span text:style-name="T296">ή υπ</text:span><text:span text:style-name="T297">άρχει λ</text:span><text:span text:style-name="T298">άθος στην α</text:span><text:span text:style-name="T299">ίτηση.</text:span><text:span/></text:p>
            <text:p text:style-name="P102"><text:span text:style-name="T300"/><text:span/></text:p>
            <text:p text:style-name="P103"><text:span text:style-name="T301">Βήματα Σεναρίου Επέκτασης:</text:span><text:span/></text:p>
            <text:p text:style-name="P104"><text:span text:style-name="T302">3</text:span><text:span text:style-name="T303">β</text:span><text:span text:style-name="T304">1. </text:span><text:span text:style-name="T305">Η αίτηση απορρίπτεται</text:span><text:span/></text:p>
            <text:p text:style-name="P105"><text:span text:style-name="T306">3</text:span><text:span text:style-name="T307">β</text:span><text:span text:style-name="T308">2. </text:span><text:span text:style-name="T309">Εμφανίζεται στον επισκέπτη η αρχική κενή φόρμα υποβολής</text:span><text:span/></text:p>
            <text:p text:style-name="P106"><text:span text:style-name="T310"/><text:span/></text:p>
          </table:table-cell>
        </table:table-row>
        <table:table-row table:style-name="ro5">
          <table:table-cell table:style-name="ce9">
            <text:p text:style-name="P107"><text:span text:style-name="T311">Δημιουργία αριθμού πρωτοκόλλου</text:span><text:span/></text:p>
            <text:p text:style-name="P108"><text:span>Βήματα Κύριου Σεναρίου Επιτυχίας (ΚΣΕ):</text:span><text:span/></text:p>
            <text:list text:style-name="WWNum19" text:continue-numbering="true">
              <text:list-item>
                <text:p text:style-name="P109"><text:span text:style-name="T312">Ο επισκέπτης υποβάλει αίτηση με σωστά στοιχεία</text:span><text:span/></text:p>
              </text:list-item>
              <text:list-item>
                <text:p text:style-name="P110"><text:span text:style-name="T313">Ο επισκέπτης γίνεται υποψήφιος</text:span><text:span/></text:p>
              </text:list-item>
              <text:list-item>
                <text:p text:style-name="P111"><text:span text:style-name="T314">Η αίτηση περνάει στο τμήμα αιτήσεων</text:span><text:span/></text:p>
              </text:list-item>
              <text:list-item>
                <text:p text:style-name="P112"><text:span text:style-name="T315">Το τμήμα αιτήσεων δημιουργεί αριθμό πρωτοκόλλου της αίτησης</text:span><text:span/></text:p>
              </text:list-item>
              <text:list-item>
                <text:p text:style-name="P113"><text:span text:style-name="T316">Ο υποψήφιος ενημερώνεται με </text:span><text:span text:style-name="T317">email</text:span><text:span text:style-name="T318"> (</text:span><text:span text:style-name="T319">Include</text:span><text:span text:style-name="T320"><text:s/></text:span><text:span text:style-name="T321">Ενημέρωση αιτούντα με </text:span><text:span text:style-name="T322">email</text:span><text:span text:style-name="T323">)</text:span><text:span/></text:p>
              </text:list-item>
              <text:list-item>
                <text:p text:style-name="P114"><text:span text:style-name="T324">Ενημερώνεται η βάση δεδομένων υποψηφίων (</text:span><text:span text:style-name="T325">include</text:span><text:span text:style-name="T326"><text:s/></text:span><text:span text:style-name="T327">Ενημέρωση Βάσης Δεδομένων Υποψηφίων)</text:span><text:span/></text:p>
              </text:list-item>
              <text:list-item>
                <text:p text:style-name="P115"><text:span text:style-name="T328">Υπολογίζονται τα μόρια του υποψηφίου</text:span><text:span/></text:p>
              </text:list-item>
              <text:list-item>
                <text:p text:style-name="P116"><text:span text:style-name="T329">Είναι αρκετά για να καλύψει μια από τις κενές θέσεις</text:span><text:span/></text:p>
              </text:list-item>
              <text:list-item>
                <text:p text:style-name="P117"><text:span text:style-name="T330">Δημιουργείται λογαριασμός χρήστη για τον υποψήφιο</text:span><text:span/></text:p>
              </text:list-item>
              <text:list-item>
                <text:p text:style-name="P118"><text:span text:style-name="T331">Ενημερώνεται με </text:span><text:span text:style-name="T332">email</text:span><text:span/></text:p>
              </text:list-item>
            </text:list>
          </table:table-cell>
          <table:table-cell table:style-name="ce10">
            <text:p text:style-name="P119"><text:span/><text:span/></text:p>
          </table:table-cell>
        </table:table-row>
        <table:table-row table:style-name="ro6">
          <table:table-cell table:style-name="ce11">
            <text:p text:style-name="P120"><text:span text:style-name="T333">Υπολογισμός μορίων υποψηφίων</text:span><text:span/></text:p>
            <text:p text:style-name="P121"><text:span>Βήματα Κύριου Σεναρίου Επιτυχίας (ΚΣΕ):</text:span><text:span/></text:p>
            <text:list text:style-name="WWNum20" text:continue-numbering="true">
              <text:list-item>
                <text:p text:style-name="P122"><text:span text:style-name="T334">Ο επισκέπτης έχει υποβάλει τα σωστά στοιχεία </text:span><text:span/></text:p>
              </text:list-item>
              <text:list-item>
                <text:p text:style-name="P123"><text:span text:style-name="T335">Περνάει τους ελέγχους</text:span><text:span/></text:p>
              </text:list-item>
              <text:list-item>
                <text:p text:style-name="P124"><text:span text:style-name="T336">Η αίτησή του αποκτά αριθμό πρωτοκόλλου</text:span><text:span/></text:p>
              </text:list-item>
              <text:list-item>
                <text:p text:style-name="P125"><text:span text:style-name="T337">Το τμήμα αιτήσεων υπολογίζει τα μόρια του υποψηφίου</text:span><text:span/></text:p>
              </text:list-item>
              <text:list-item>
                <text:p text:style-name="P126"><text:span text:style-name="T338">Ενημερώνεται η βάση δεδομένων υποψηφίων (</text:span><text:span text:style-name="T339">include</text:span><text:span text:style-name="T340"><text:s/></text:span><text:span text:style-name="T341">Ενημέρωση Βάσης Δεδομένων Υποψηφίων)</text:span><text:span/></text:p>
              </text:list-item>
              <text:list-item>
                <text:p text:style-name="P127"><text:span text:style-name="T342">Ελέγχεται ο αριθμός μορίων του υποψηφίου για το αν επαρκεί </text:span><text:span text:style-name="T343">για την κάλυψη μιας από τις ελεύθερες θέσεις</text:span><text:span/></text:p>
              </text:list-item>
              <text:list-item>
                <text:p text:style-name="P128"><text:span text:style-name="T344">Δημιουργείται λογαριασμός χρήστη για τον υποψήφιο</text:span><text:span/></text:p>
              </text:list-item>
              <text:list-item>
                <text:p text:style-name="P129"><text:span text:style-name="T345">Ενημερώνεται με </text:span><text:span text:style-name="T346">email</text:span><text:span/></text:p>
              </text:list-item>
            </text:list>
          </table:table-cell>
          <table:table-cell table:style-name="ce12">
            <text:p text:style-name="P130"><text:span/><text:span/></text:p>
          </table:table-cell>
        </table:table-row>
        <table:table-row table:style-name="ro7">
          <table:table-cell table:style-name="ce13">
            <text:p text:style-name="P131"><text:span text:style-name="T347">Ενημέρωση αιτούντα με </text:span><text:span text:style-name="T348">email</text:span><text:span/></text:p>
            <text:p text:style-name="P132"><text:span>Βήματα Κύριου Σεναρίου Επιτυχίας (ΚΣΕ):</text:span><text:span/></text:p>
            <text:list text:style-name="WWNum21" text:continue-numbering="true">
              <text:list-item>
                <text:p text:style-name="P133"><text:span text:style-name="T349">Ο επισκέπτης συμπληρώνει την αίτηση και την υποβάλει</text:span><text:span/></text:p>
              </text:list-item>
              <text:list-item>
                <text:p text:style-name="P134"><text:span text:style-name="T350">Περνάει τον έλεγχο των στοιχείων επιτυχώς</text:span><text:span/></text:p>
              </text:list-item>
              <text:list-item>
                <text:p text:style-name="P135"><text:span text:style-name="T351">Δημιουργείται αριθμός πρωτοκόλλου για την αίτησή του</text:span><text:span/></text:p>
              </text:list-item>
              <text:list-item>
                <text:p text:style-name="P136"><text:span text:style-name="T352">Αποστέλλεται </text:span><text:span text:style-name="T353">email</text:span><text:span text:style-name="T354"> στον αιτούντα για την ενημέρωσή του</text:span><text:span/></text:p>
              </text:list-item>
              <text:list-item>
                <text:p text:style-name="P137"><text:span text:style-name="T355">Υπολογίζονται τα μόριά του από το τμήμα αιτήσεων</text:span><text:span/></text:p>
              </text:list-item>
              <text:list-item>
                <text:p text:style-name="P138"><text:span text:style-name="T356">Ελέγχεται το αν επαρκούν για να πάρει μια από τις διαθέσιμες θέσεις</text:span><text:span/></text:p>
              </text:list-item>
              <text:list-item>
                <text:p text:style-name="P139"><text:span text:style-name="T357">Ο έλεγχος επιτυγχάνει και ο υποψήφιος ενημερώνεται με </text:span><text:span text:style-name="T358">email</text:span><text:span text:style-name="T359"> πως είναι πλέον χρήστης της πλατφόρμας</text:span><text:span/></text:p>
              </text:list-item>
              <text:list-item>
                <text:p text:style-name="P140"><text:span text:style-name="T360">Δημιουργείται ο λογαριασμός του</text:span><text:span/></text:p>
              </text:list-item>
              <text:list-item>
                <text:p text:style-name="P141"><text:span text:style-name="T361">Ενημερώνεται μέσω </text:span><text:span text:style-name="T362">email</text:span><text:span text:style-name="T363"><text:s/></text:span><text:span text:style-name="T364">για τα στοιχεία του (όνομα χρήστη, κωδικός, πλατφόρμα εκπαίδευσης)</text:span><text:span/></text:p>
              </text:list-item>
            </text:list>
          </table:table-cell>
          <table:table-cell table:style-name="ce14">
            <text:p text:style-name="P142"><text:span/><text:span/></text:p>
          </table:table-cell>
        </table:table-row>
        <table:table-row table:style-name="ro8">
          <table:table-cell table:style-name="ce15">
            <text:p text:style-name="P143"><text:span text:style-name="T365">Ενημέρωση Βάσης Δεδομένων Υποψηφίων</text:span><text:span/></text:p>
            <text:p text:style-name="P144"><text:span>Βήματα Κύριου Σεναρίου Επιτυχίας (ΚΣΕ):</text:span><text:span/></text:p>
            <text:list text:style-name="WWNum22" text:continue-numbering="true">
              <text:list-item>
                <text:p text:style-name="P145"><text:span text:style-name="T366">Ο επισκέπτης υποβάλει την αίτηση με τα στοιχεία του</text:span><text:span/></text:p>
              </text:list-item>
              <text:list-item>
                <text:p text:style-name="P146"><text:span text:style-name="T367">Τα στοιχεία του επιβεβαιώνονται</text:span><text:span/></text:p>
              </text:list-item>
              <text:list-item>
                <text:p text:style-name="P147"><text:span text:style-name="T368">Γίνεται υποψήφιος και η αίτησή του αποκτά αριθμό πρωτοκόλλου</text:span><text:span/></text:p>
              </text:list-item>
              <text:list-item>
                <text:p text:style-name="P148"><text:span text:style-name="T369">Ενημερώνεται η βάση δεδομένων υποψηφίων με μια νέα εγγραφή</text:span><text:span/></text:p>
              </text:list-item>
              <text:list-item>
                <text:p text:style-name="P149"><text:span text:style-name="T370">Υπολογίζονται τα μόρια του υποψηφίου</text:span><text:span/></text:p>
              </text:list-item>
              <text:list-item>
                <text:p text:style-name="P150"><text:span text:style-name="T371">Ενημερώνεται η βάση δεδομένων υποψηφίων με το συνολικό αριθμό μορίων του υποψηφίου</text:span><text:span/></text:p>
              </text:list-item>
              <text:list-item>
                <text:p text:style-name="P151"><text:span text:style-name="T372">Ελέγχεται με βάση αυτόν τον αριθμό αν ο υποψήφιος μπορεί να πάρει μια από τις διαθέσιμες θέσεις</text:span><text:span/></text:p>
              </text:list-item>
              <text:list-item>
                <text:p text:style-name="P152"><text:span text:style-name="T373">Δημιουργείται λογαριασμός για το χρήστη</text:span><text:span/></text:p>
              </text:list-item>
              <text:list-item>
                <text:p text:style-name="P153"><text:span text:style-name="T374">Ενημερώνεται με </text:span><text:span text:style-name="T375">email</text:span><text:span/></text:p>
              </text:list-item>
            </text:list>
          </table:table-cell>
          <table:table-cell table:style-name="ce16">
            <text:p text:style-name="P154"><text:span/><text:span/></text:p>
          </table:table-cell>
        </table:table-row>
        <table:table-row table:style-name="ro9">
          <table:table-cell table:style-name="ce17" table:number-rows-spanned="2">
            <text:p text:style-name="P155"><text:span text:style-name="T376">Έλεγχος μορίων για τον καθορισμό επιτυχόντων</text:span><text:span/></text:p>
            <text:p text:style-name="P156"><text:span>Βήματα Κύριου Σεναρίου Επιτυχίας (ΚΣΕ):</text:span><text:span/></text:p>
            <text:list text:style-name="WWNum23" text:continue-numbering="true">
              <text:list-item>
                <text:p text:style-name="P157"><text:span text:style-name="T377">Ο επισκέπτης κάνει αίτηση με τα στοιχεία του</text:span><text:span/></text:p>
              </text:list-item>
              <text:list-item>
                <text:p text:style-name="P158"><text:span text:style-name="T378">Τα στοιχεία του επιβεβαιώνονται</text:span><text:span/></text:p>
              </text:list-item>
              <text:list-item>
                <text:p text:style-name="P159"><text:span text:style-name="T379">Υπολογίζεται ο συνολικός αριθμός μορίων του υποψηφίου</text:span><text:span/></text:p>
              </text:list-item>
              <text:list-item>
                <text:p text:style-name="P160"><text:span text:style-name="T380">Μετά τη λήξη των αιτήσεων, αν υπάρχουν διαθέσιμες θέσεις, γίνεται έλεγχος των μορίων του υποψηφίου για </text:span><text:span/></text:p>
              </text:list-item>
            </text:list>
            <text:p text:style-name="P161"><text:span text:style-name="T381">[ΕΝΗΜΕΡΩΣΗ ΒΑΣΗΣ ΔΕΔΟΜΕΝΩΝ ΧΡΗΣΤΩΝ]</text:span><text:span/></text:p>
            <text:p text:style-name="P162"><text:span text:style-name="T382">[ΑΠΟΡΡΙΨΗ ΑΙΤΗΣΗΣ]</text:span><text:span/></text:p>
            <text:list text:style-name="WWNum23" text:continue-numbering="true">
              <text:list-item>
                <text:p text:style-name="P163"><text:span text:style-name="T383">Ενημερώνεται η βάση δεδομένων υποψηφίων (</text:span><text:span text:style-name="T384">include</text:span><text:span text:style-name="T385"><text:s/></text:span><text:span text:style-name="T386">Ενημέρωση Βάσης Δεδομένων Υποψηφίων)</text:span><text:span/></text:p>
              </text:list-item>
              <text:list-item>
                <text:p text:style-name="P164"><text:span text:style-name="T387">Δημιουργείται ο λογαριασμός του υποψηφίου</text:span><text:span/></text:p>
              </text:list-item>
              <text:list-item>
                <text:p text:style-name="P165"><text:span text:style-name="T388">Ενημερώνεται με </text:span><text:span text:style-name="T389">email</text:span><text:span/></text:p>
              </text:list-item>
            </text:list>
            <text:p text:style-name="P166"><text:span text:style-name="T390"/><text:span/></text:p>
          </table:table-cell>
          <table:table-cell table:style-name="ce18">
            <text:p text:style-name="P167"><text:span text:style-name="T391">Ενημέρωση Βάσης Δεδομένων Χρηστών</text:span><text:span/></text:p>
            <text:p text:style-name="P168"><text:span text:style-name="T392">Συνθήκη επέκτασης:</text:span><text:span/></text:p>
            <text:p text:style-name="P169"><text:span text:style-name="T393">4</text:span><text:span text:style-name="T394">α</text:span><text:span text:style-name="T395">. Ο υποψήφιος έχει αρκετά μόρια</text:span><text:span/></text:p>
            <text:p text:style-name="P170"><text:span text:style-name="T396"/><text:span/></text:p>
            <text:p text:style-name="P171"><text:span text:style-name="T397">Βήματα Σεναρίου Επέκτασης:</text:span><text:span/></text:p>
            <text:p text:style-name="P172"><text:span text:style-name="T398">4</text:span><text:span text:style-name="T399">α</text:span><text:span text:style-name="T400">1. </text:span><text:span text:style-name="T401">Ενημερώνεται η βάση δεδομένων χρηστών</text:span><text:span/></text:p>
            <text:p text:style-name="P173"><text:span text:style-name="T402">4</text:span><text:span text:style-name="T403">α</text:span><text:span text:style-name="T404">2. </text:span><text:span text:style-name="T405">Ο υποψήφιος ενημερώνεται με </text:span><text:span text:style-name="T406">email</text:span><text:span/></text:p>
            <text:p text:style-name="P174"><text:span text:style-name="T407">4</text:span><text:span text:style-name="T408">α</text:span><text:span text:style-name="T409">3. Συνεχίζουμε με το βήμα 5</text:span><text:span/></text:p>
          </table:table-cell>
        </table:table-row>
        <table:table-row table:style-name="ro10">
          <table:covered-table-cell>
            <text:p text:style-name="P175"><text:span text:style-name="T410"/><text:span/></text:p>
          </table:covered-table-cell>
          <table:table-cell table:style-name="ce20">
            <text:p text:style-name="P176"><text:span text:style-name="T411">Απόρριψη αίτησης</text:span><text:span/></text:p>
            <text:p text:style-name="P177"><text:span text:style-name="T412">Συνθήκη επέκτασης:</text:span><text:span/></text:p>
            <text:p text:style-name="P178"><text:span text:style-name="T413">4</text:span><text:span text:style-name="T414">β</text:span><text:span text:style-name="T415">. Ο υποψήφιος δεν έχει αρκετά μόρια</text:span><text:span/></text:p>
            <text:p text:style-name="P179"><text:span text:style-name="T416"/><text:span/></text:p>
            <text:p text:style-name="P180"><text:span text:style-name="T417">Βήματα Σεναρίου Επέκτασης:</text:span><text:span/></text:p>
            <text:p text:style-name="P181"><text:span text:style-name="T418">4</text:span><text:span text:style-name="T419">β</text:span><text:span text:style-name="T420">1. </text:span><text:span text:style-name="T421">Ο υποψήφιος δεν έχει αρκετά μόρια και έτσι η αίτηση απορρίπτεται</text:span><text:span/></text:p>
            <text:p text:style-name="P182"><text:span text:style-name="T422">4</text:span><text:span text:style-name="T423">β</text:span><text:span text:style-name="T424">2. Δε συνεχίζουμε με τα επόμενα βήματα</text:span><text:span/></text:p>
          </table:table-cell>
        </table:table-row>
        <table:table-row table:style-name="ro11">
          <table:table-cell table:style-name="ce21">
            <text:p text:style-name="P183"><text:span text:style-name="T425">Ενημέρωση Βάσης Δεδομένων Χρηστών</text:span><text:span/></text:p>
            <text:p text:style-name="P184"><text:span>Βήματα Κύριου Σεναρίου Επιτυχίας (ΚΣΕ):</text:span><text:span/></text:p>
            <text:list text:style-name="WWNum25" text:continue-numbering="true">
              <text:list-item>
                <text:p text:style-name="P185"><text:span text:style-name="T426">Μετά τον επιτυχή έλεγχο των μορίων του χρήστη ενημερώνεται η βάση δεδομένων χρηστών</text:span><text:span/></text:p>
              </text:list-item>
            </text:list>
            <text:p text:style-name="P186"><text:span text:style-name="T427"><text:s text:c="12"/>[ΜΕΙΩΣΗ ΑΡΙΘΜΟΥ ΔΙΑΘΕΣΙΜΩΝ ΘΕΣΕΩΝ</text:span><text:span/></text:p>
            <text:p text:style-name="P187"><text:span text:style-name="T428"><text:s text:c="13"/>ΕΚΠΑΙΔΕΥΟΜΕΝΩΝ]</text:span><text:span/></text:p>
            <text:list text:style-name="WWNum25" text:continue-numbering="true">
              <text:list-item>
                <text:p text:style-name="P188"><text:span text:style-name="T429">Ενημέρωση του υποψηφίου με </text:span><text:span text:style-name="T430">email</text:span><text:span/></text:p>
              </text:list-item>
            </text:list>
          </table:table-cell>
          <table:table-cell table:style-name="ce22">
            <text:p text:style-name="P189"><text:span text:style-name="T431">Μείωση του αριθμού διαθέσιμων θέσεων εκπαιδευομένων</text:span><text:span/></text:p>
            <text:p text:style-name="P190"><text:span text:style-name="T432">Συνθήκη επέκτασης:</text:span><text:span/></text:p>
            <text:p text:style-name="P191"><text:span text:style-name="T433">1</text:span><text:span text:style-name="T434">α</text:span><text:span text:style-name="T435">. Ο υποψήφιος δεν ανήκει σε ειδική κατηγορία</text:span><text:span/></text:p>
            <text:p text:style-name="P192"><text:span text:style-name="T436"/><text:span/></text:p>
            <text:p text:style-name="P193"><text:span text:style-name="T437">Βήματα Σεναρίου Επέκτασης:</text:span><text:span/></text:p>
            <text:p text:style-name="P194"><text:span text:style-name="T438">1</text:span><text:span text:style-name="T439">α</text:span><text:span text:style-name="T440">1. </text:span><text:span text:style-name="T441">Ο συνολικός αριθμός διαθέσιμων θέσεων για νέους εκπαιδευόμενους μειώνεται κατά 1</text:span><text:span text:style-name="T442"><text:s/></text:span><text:span/></text:p>
          </table:table-cell>
        </table:table-row>
        <table:table-row table:style-name="ro12">
          <table:table-cell table:style-name="ce23">
            <text:p text:style-name="P195"><text:span text:style-name="T443">Δημιουργία ηλεκτρονικών λογαριασμών</text:span><text:span/></text:p>
            <text:p text:style-name="P196"><text:span>Βήματα Κύριου Σεναρίου Επιτυχίας (ΚΣΕ):</text:span><text:span/></text:p>
            <text:list text:style-name="WWNum27" text:continue-numbering="true">
              <text:list-item>
                <text:p text:style-name="P197"><text:span text:style-name="T444">Ο επισκέπτης υποβάλει την αίτηση με τα στοιχεία του</text:span><text:span/></text:p>
              </text:list-item>
              <text:list-item>
                <text:p text:style-name="P198"><text:span text:style-name="T445">Τα στοιχεία του γίνονται δεκτά</text:span><text:span/></text:p>
              </text:list-item>
              <text:list-item>
                <text:p text:style-name="P199"><text:span text:style-name="T446">Υπολογίζεται ο αριθμός μορίων που συγκέντρωσε ο συγκεκριμένος υποψήφιος</text:span><text:span/></text:p>
              </text:list-item>
              <text:list-item>
                <text:p text:style-name="P200"><text:span text:style-name="T447">Ελέγχεται ότι υπάρχουν διαθέσιμες θέσεις και ότι τα μόριά το επαρκούν για την κάλυψη μιας από αυτές</text:span><text:span/></text:p>
              </text:list-item>
              <text:list-item>
                <text:p text:style-name="P201"><text:span text:style-name="T448">Ο υπεύθυνος εκπαιδευτικών θεμάτων δημιουργεί </text:span><text:span text:style-name="T449">ηλεκτρονικό λογαριασμό στο νέο χρήστη</text:span><text:span/></text:p>
              </text:list-item>
              <text:list-item>
                <text:p text:style-name="P202"><text:span text:style-name="T450">Τον ενημερώνει με </text:span><text:span text:style-name="T451">email</text:span><text:span text:style-name="T452"> για το όνομα χρήστη, τον κωδικό και την πλατφόρμα εκπαίδευσης του λογαριασμού του</text:span><text:span text:style-name="T453"><text:s/></text:span><text:span/></text:p>
              </text:list-item>
            </text:list>
          </table:table-cell>
          <table:table-cell table:style-name="ce24">
            <text:p text:style-name="P203"><text:span/><text:span/></text:p>
          </table:table-cell>
        </table:table-row>
      </table:table>
      <text:p text:style-name="P204"><text:span/><text:span/></text:p>
      <text:p text:style-name="P205"><text:span/><text:span/></text:p>
      <text:p text:style-name="P20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0%" fo:text-align="left" style:tab-stop-distance="35.45pt" fo:border="none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6" style:display-name="Heading 1 Char" style:family="text" style:name="14">
      <style:text-properties fo:font-family="Arial" style:font-family-asian="Arial" style:font-family-complex="Arial" fo:font-size="20pt"/>
    </style:style>
    <style:style style:parent-style-name="666" style:display-name="Heading 2 Char" style:family="text" style:name="16">
      <style:text-properties fo:font-family="Arial" style:font-family-asian="Arial" style:font-family-complex="Arial" fo:font-size="17pt"/>
    </style:style>
    <style:style style:parent-style-name="666" style:display-name="Heading 3 Char" style:family="text" style:name="18">
      <style:text-properties fo:font-family="Arial" style:font-family-asian="Arial" style:font-family-complex="Arial" fo:font-size="15pt"/>
    </style:style>
    <style:style style:parent-style-name="666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666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666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665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66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665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66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665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66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665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666" style:display-name="Title Char" style:family="text" style:name="35">
      <style:text-properties fo:font-size="24pt"/>
    </style:style>
    <style:style style:parent-style-name="666" style:display-name="Subtitle Char" style:family="text" style:name="37">
      <style:text-properties fo:font-size="12pt"/>
    </style:style>
    <style:style style:parent-style-name="665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665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665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66" style:display-name="Header Char" style:family="text" style:name="43"/>
    <style:style style:parent-style-name="665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66" style:display-name="Footer Char" style:family="text" style:name="45"/>
    <style:style style:parent-style-name="671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65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666" style:display-name="footnote reference" style:family="text" style:name="177">
      <style:text-properties style:text-position="super 58%"/>
    </style:style>
    <style:style style:parent-style-name="665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666" style:display-name="endnote reference" style:family="text" style:name="180">
      <style:text-properties style:text-position="super 58%"/>
    </style:style>
    <style:style style:parent-style-name="665" style:display-name="toc 1" style:family="paragraph" style:name="181">
      <style:paragraph-properties fo:margin-left="0cm" fo:margin-right="0cm" fo:text-indent="0cm" fo:margin-bottom="2.85pt"/>
    </style:style>
    <style:style style:parent-style-name="665" style:display-name="toc 2" style:family="paragraph" style:name="182">
      <style:paragraph-properties fo:margin-left="0.4992cm" fo:margin-right="0cm" fo:text-indent="0cm" fo:margin-bottom="2.85pt"/>
    </style:style>
    <style:style style:parent-style-name="665" style:display-name="toc 3" style:family="paragraph" style:name="183">
      <style:paragraph-properties fo:margin-left="1cm" fo:margin-right="0cm" fo:text-indent="0cm" fo:margin-bottom="2.85pt"/>
    </style:style>
    <style:style style:parent-style-name="665" style:display-name="toc 4" style:family="paragraph" style:name="184">
      <style:paragraph-properties fo:margin-left="1.499cm" fo:margin-right="0cm" fo:text-indent="0cm" fo:margin-bottom="2.85pt"/>
    </style:style>
    <style:style style:parent-style-name="665" style:display-name="toc 5" style:family="paragraph" style:name="185">
      <style:paragraph-properties fo:margin-left="2cm" fo:margin-right="0cm" fo:text-indent="0cm" fo:margin-bottom="2.85pt"/>
    </style:style>
    <style:style style:parent-style-name="665" style:display-name="toc 6" style:family="paragraph" style:name="186">
      <style:paragraph-properties fo:margin-left="2.5cm" fo:margin-right="0cm" fo:text-indent="0cm" fo:margin-bottom="2.85pt"/>
    </style:style>
    <style:style style:parent-style-name="665" style:display-name="toc 7" style:family="paragraph" style:name="187">
      <style:paragraph-properties fo:margin-left="3.001cm" fo:margin-right="0cm" fo:text-indent="0cm" fo:margin-bottom="2.85pt"/>
    </style:style>
    <style:style style:parent-style-name="665" style:display-name="toc 8" style:family="paragraph" style:name="188">
      <style:paragraph-properties fo:margin-left="3.5cm" fo:margin-right="0cm" fo:text-indent="0cm" fo:margin-bottom="2.85pt"/>
    </style:style>
    <style:style style:parent-style-name="665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665" style:display-name="table of figures" style:family="paragraph" style:name="191">
      <style:paragraph-properties fo:margin-bottom="0pt"/>
    </style:style>
    <style:style style:class="default" style:display-name="DStyle_paragraph" style:family="paragraph" style:name="658">
      <style:text-properties fo:font-variant="normal" fo:text-transform="none" fo:color="#000000" style:text-line-through-type="none" style:text-position="0% 100%" fo:font-family="Arial" style:font-family-asian="Arial" style:font-family-complex="Arial" fo:font-size="11pt" fo:letter-spacing="0pt" fo:font-style="normal" style:text-underline-type="none" style:text-underline-width="auto" fo:font-weight="normal"/>
      <style:paragraph-properties fo:line-height="100%" fo:text-align="left" fo:border="none"/>
    </style:style>
    <style:style style:parent-style-name="665" style:display-name="Heading 1" style:family="paragraph" style:name="659">
      <style:text-properties fo:font-size="20pt"/>
      <style:paragraph-properties fo:margin-top="20pt" fo:margin-bottom="6pt"/>
    </style:style>
    <style:style style:parent-style-name="665" style:display-name="Heading 2" style:family="paragraph" style:name="660">
      <style:text-properties fo:font-size="16pt"/>
      <style:paragraph-properties fo:margin-top="18pt" fo:margin-bottom="6pt"/>
    </style:style>
    <style:style style:parent-style-name="665" style:display-name="Heading 3" style:family="paragraph" style:name="661">
      <style:text-properties fo:color="#434343" fo:font-size="14pt"/>
      <style:paragraph-properties fo:margin-top="16pt" fo:margin-bottom="4pt"/>
    </style:style>
    <style:style style:parent-style-name="665" style:display-name="Heading 4" style:family="paragraph" style:name="662">
      <style:text-properties fo:color="#666666" fo:font-size="12pt"/>
      <style:paragraph-properties fo:margin-top="14pt" fo:margin-bottom="4pt"/>
    </style:style>
    <style:style style:parent-style-name="665" style:display-name="Heading 5" style:family="paragraph" style:name="663">
      <style:text-properties fo:color="#666666"/>
      <style:paragraph-properties fo:margin-top="12pt" fo:margin-bottom="4pt"/>
    </style:style>
    <style:style style:parent-style-name="665" style:display-name="Heading 6" style:family="paragraph" style:name="664">
      <style:text-properties fo:color="#666666" fo:font-style="italic"/>
      <style:paragraph-properties fo:margin-top="12pt" fo:margin-bottom="4pt"/>
    </style:style>
    <style:style style:parent-style-name="658" style:display-name="Normal" style:family="paragraph" style:name="665">
      <style:paragraph-properties/>
    </style:style>
    <style:style style:parent-style-name="658" style:class="default" style:display-name="Default Paragraph Font" style:family="text" style:name="666">
      <style:text-properties/>
    </style:style>
    <style:style style:parent-style-name="658" style:display-name="Standard" style:family="paragraph" style:name="667">
      <style:text-properties/>
      <style:paragraph-properties fo:line-height="115%"/>
    </style:style>
    <style:style style:parent-style-name="667" style:display-name="Heading" style:family="paragraph" style:name="668">
      <style:text-properties fo:font-family="Liberation Sans" style:font-family-asian="Linux Libertine G" style:font-family-complex="Linux Libertine G" fo:font-size="14pt"/>
      <style:paragraph-properties fo:margin-top="12pt" fo:margin-bottom="6pt"/>
    </style:style>
    <style:style style:parent-style-name="667" style:display-name="Text body" style:family="paragraph" style:name="669">
      <style:paragraph-properties fo:margin-bottom="7pt"/>
    </style:style>
    <style:style style:parent-style-name="669" style:display-name="List" style:family="paragraph" style:name="670">
      <style:text-properties fo:font-size="12pt"/>
    </style:style>
    <style:style style:parent-style-name="667" style:display-name="Caption" style:family="paragraph" style:name="671">
      <style:text-properties fo:font-size="12pt" fo:font-style="italic"/>
      <style:paragraph-properties fo:margin-top="6pt" fo:margin-bottom="6pt"/>
    </style:style>
    <style:style style:parent-style-name="667" style:display-name="Index" style:family="paragraph" style:name="672">
      <style:text-properties fo:font-size="12pt"/>
    </style:style>
    <style:style style:parent-style-name="665" style:display-name="Title" style:family="paragraph" style:name="673">
      <style:text-properties fo:font-size="26pt"/>
      <style:paragraph-properties fo:margin-bottom="3pt"/>
    </style:style>
    <style:style style:parent-style-name="665" style:display-name="Subtitle" style:family="paragraph" style:name="674">
      <style:text-properties fo:color="#666666" fo:font-size="15pt"/>
      <style:paragraph-properties fo:margin-bottom="16pt"/>
    </style:style>
    <style:style style:parent-style-name="658" style:display-name="ListLabel 1" style:family="text" style:name="675">
      <style:text-properties style:text-underline-type="none" style:text-underline-width="auto"/>
    </style:style>
    <style:style style:parent-style-name="658" style:display-name="ListLabel 2" style:family="text" style:name="676">
      <style:text-properties style:text-underline-type="none" style:text-underline-width="auto"/>
    </style:style>
    <style:style style:parent-style-name="658" style:display-name="ListLabel 3" style:family="text" style:name="677">
      <style:text-properties style:text-underline-type="none" style:text-underline-width="auto"/>
    </style:style>
    <style:style style:parent-style-name="658" style:display-name="ListLabel 4" style:family="text" style:name="678">
      <style:text-properties style:text-underline-type="none" style:text-underline-width="auto"/>
    </style:style>
    <style:style style:parent-style-name="658" style:display-name="ListLabel 5" style:family="text" style:name="679">
      <style:text-properties style:text-underline-type="none" style:text-underline-width="auto"/>
    </style:style>
    <style:style style:parent-style-name="658" style:display-name="ListLabel 6" style:family="text" style:name="680">
      <style:text-properties style:text-underline-type="none" style:text-underline-width="auto"/>
    </style:style>
    <style:style style:parent-style-name="658" style:display-name="ListLabel 7" style:family="text" style:name="681">
      <style:text-properties style:text-underline-type="none" style:text-underline-width="auto"/>
    </style:style>
    <style:style style:parent-style-name="658" style:display-name="ListLabel 8" style:family="text" style:name="682">
      <style:text-properties style:text-underline-type="none" style:text-underline-width="auto"/>
    </style:style>
    <style:style style:parent-style-name="658" style:display-name="ListLabel 9" style:family="text" style:name="683">
      <style:text-properties style:text-underline-type="none" style:text-underline-width="auto"/>
    </style:style>
    <style:style style:parent-style-name="658" style:display-name="ListLabel 10" style:family="text" style:name="684">
      <style:text-properties style:text-underline-type="none" style:text-underline-width="auto"/>
    </style:style>
    <style:style style:parent-style-name="658" style:display-name="ListLabel 11" style:family="text" style:name="685">
      <style:text-properties style:text-underline-type="none" style:text-underline-width="auto"/>
    </style:style>
    <style:style style:parent-style-name="658" style:display-name="ListLabel 12" style:family="text" style:name="686">
      <style:text-properties style:text-underline-type="none" style:text-underline-width="auto"/>
    </style:style>
    <style:style style:parent-style-name="658" style:display-name="ListLabel 13" style:family="text" style:name="687">
      <style:text-properties style:text-underline-type="none" style:text-underline-width="auto"/>
    </style:style>
    <style:style style:parent-style-name="658" style:display-name="ListLabel 14" style:family="text" style:name="688">
      <style:text-properties style:text-underline-type="none" style:text-underline-width="auto"/>
    </style:style>
    <style:style style:parent-style-name="658" style:display-name="ListLabel 15" style:family="text" style:name="689">
      <style:text-properties style:text-underline-type="none" style:text-underline-width="auto"/>
    </style:style>
    <style:style style:parent-style-name="658" style:display-name="ListLabel 16" style:family="text" style:name="690">
      <style:text-properties style:text-underline-type="none" style:text-underline-width="auto"/>
    </style:style>
    <style:style style:parent-style-name="658" style:display-name="ListLabel 17" style:family="text" style:name="691">
      <style:text-properties style:text-underline-type="none" style:text-underline-width="auto"/>
    </style:style>
    <style:style style:parent-style-name="658" style:display-name="ListLabel 18" style:family="text" style:name="692">
      <style:text-properties style:text-underline-type="none" style:text-underline-width="auto"/>
    </style:style>
    <style:style style:parent-style-name="658" style:display-name="ListLabel 19" style:family="text" style:name="693">
      <style:text-properties style:text-underline-type="none" style:text-underline-width="auto"/>
    </style:style>
    <style:style style:parent-style-name="658" style:display-name="ListLabel 20" style:family="text" style:name="694">
      <style:text-properties style:text-underline-type="none" style:text-underline-width="auto"/>
    </style:style>
    <style:style style:parent-style-name="658" style:display-name="ListLabel 21" style:family="text" style:name="695">
      <style:text-properties style:text-underline-type="none" style:text-underline-width="auto"/>
    </style:style>
    <style:style style:parent-style-name="658" style:display-name="ListLabel 22" style:family="text" style:name="696">
      <style:text-properties style:text-underline-type="none" style:text-underline-width="auto"/>
    </style:style>
    <style:style style:parent-style-name="658" style:display-name="ListLabel 23" style:family="text" style:name="697">
      <style:text-properties style:text-underline-type="none" style:text-underline-width="auto"/>
    </style:style>
    <style:style style:parent-style-name="658" style:display-name="ListLabel 24" style:family="text" style:name="698">
      <style:text-properties style:text-underline-type="none" style:text-underline-width="auto"/>
    </style:style>
    <style:style style:parent-style-name="658" style:display-name="ListLabel 25" style:family="text" style:name="699">
      <style:text-properties style:text-underline-type="none" style:text-underline-width="auto"/>
    </style:style>
    <style:style style:parent-style-name="658" style:display-name="ListLabel 26" style:family="text" style:name="700">
      <style:text-properties style:text-underline-type="none" style:text-underline-width="auto"/>
    </style:style>
    <style:style style:parent-style-name="658" style:display-name="ListLabel 27" style:family="text" style:name="701">
      <style:text-properties style:text-underline-type="none" style:text-underline-width="auto"/>
    </style:style>
    <style:style style:parent-style-name="658" style:display-name="ListLabel 28" style:family="text" style:name="702">
      <style:text-properties style:text-underline-type="none" style:text-underline-width="auto"/>
    </style:style>
    <style:style style:parent-style-name="658" style:display-name="ListLabel 29" style:family="text" style:name="703">
      <style:text-properties style:text-underline-type="none" style:text-underline-width="auto"/>
    </style:style>
    <style:style style:parent-style-name="658" style:display-name="ListLabel 30" style:family="text" style:name="704">
      <style:text-properties style:text-underline-type="none" style:text-underline-width="auto"/>
    </style:style>
    <style:style style:parent-style-name="658" style:display-name="ListLabel 31" style:family="text" style:name="705">
      <style:text-properties style:text-underline-type="none" style:text-underline-width="auto"/>
    </style:style>
    <style:style style:parent-style-name="658" style:display-name="ListLabel 32" style:family="text" style:name="706">
      <style:text-properties style:text-underline-type="none" style:text-underline-width="auto"/>
    </style:style>
    <style:style style:parent-style-name="658" style:display-name="ListLabel 33" style:family="text" style:name="707">
      <style:text-properties style:text-underline-type="none" style:text-underline-width="auto"/>
    </style:style>
    <style:style style:parent-style-name="658" style:display-name="ListLabel 34" style:family="text" style:name="708">
      <style:text-properties style:text-underline-type="none" style:text-underline-width="auto"/>
    </style:style>
    <style:style style:parent-style-name="658" style:display-name="ListLabel 35" style:family="text" style:name="709">
      <style:text-properties style:text-underline-type="none" style:text-underline-width="auto"/>
    </style:style>
    <style:style style:parent-style-name="658" style:display-name="ListLabel 36" style:family="text" style:name="710">
      <style:text-properties style:text-underline-type="none" style:text-underline-width="auto"/>
    </style:style>
    <style:style style:parent-style-name="658" style:display-name="WW_CharLFO1LVL1" style:family="text" style:name="711">
      <style:text-properties style:text-underline-type="none" style:text-underline-width="auto"/>
    </style:style>
    <style:style style:parent-style-name="658" style:display-name="WW_CharLFO1LVL2" style:family="text" style:name="712">
      <style:text-properties style:text-underline-type="none" style:text-underline-width="auto"/>
    </style:style>
    <style:style style:parent-style-name="658" style:display-name="WW_CharLFO1LVL3" style:family="text" style:name="713">
      <style:text-properties style:text-underline-type="none" style:text-underline-width="auto"/>
    </style:style>
    <style:style style:parent-style-name="658" style:display-name="WW_CharLFO1LVL4" style:family="text" style:name="714">
      <style:text-properties style:text-underline-type="none" style:text-underline-width="auto"/>
    </style:style>
    <style:style style:parent-style-name="658" style:display-name="WW_CharLFO1LVL5" style:family="text" style:name="715">
      <style:text-properties style:text-underline-type="none" style:text-underline-width="auto"/>
    </style:style>
    <style:style style:parent-style-name="658" style:display-name="WW_CharLFO1LVL6" style:family="text" style:name="716">
      <style:text-properties style:text-underline-type="none" style:text-underline-width="auto"/>
    </style:style>
    <style:style style:parent-style-name="658" style:display-name="WW_CharLFO1LVL7" style:family="text" style:name="717">
      <style:text-properties style:text-underline-type="none" style:text-underline-width="auto"/>
    </style:style>
    <style:style style:parent-style-name="658" style:display-name="WW_CharLFO1LVL8" style:family="text" style:name="718">
      <style:text-properties style:text-underline-type="none" style:text-underline-width="auto"/>
    </style:style>
    <style:style style:parent-style-name="658" style:display-name="WW_CharLFO1LVL9" style:family="text" style:name="719">
      <style:text-properties style:text-underline-type="none" style:text-underline-width="auto"/>
    </style:style>
    <style:style style:parent-style-name="658" style:display-name="WW_CharLFO2LVL1" style:family="text" style:name="720">
      <style:text-properties style:text-underline-type="none" style:text-underline-width="auto"/>
    </style:style>
    <style:style style:parent-style-name="658" style:display-name="WW_CharLFO2LVL2" style:family="text" style:name="721">
      <style:text-properties style:text-underline-type="none" style:text-underline-width="auto"/>
    </style:style>
    <style:style style:parent-style-name="658" style:display-name="WW_CharLFO2LVL3" style:family="text" style:name="722">
      <style:text-properties style:text-underline-type="none" style:text-underline-width="auto"/>
    </style:style>
    <style:style style:parent-style-name="658" style:display-name="WW_CharLFO2LVL4" style:family="text" style:name="723">
      <style:text-properties style:text-underline-type="none" style:text-underline-width="auto"/>
    </style:style>
    <style:style style:parent-style-name="658" style:display-name="WW_CharLFO2LVL5" style:family="text" style:name="724">
      <style:text-properties style:text-underline-type="none" style:text-underline-width="auto"/>
    </style:style>
    <style:style style:parent-style-name="658" style:display-name="WW_CharLFO2LVL6" style:family="text" style:name="725">
      <style:text-properties style:text-underline-type="none" style:text-underline-width="auto"/>
    </style:style>
    <style:style style:parent-style-name="658" style:display-name="WW_CharLFO2LVL7" style:family="text" style:name="726">
      <style:text-properties style:text-underline-type="none" style:text-underline-width="auto"/>
    </style:style>
    <style:style style:parent-style-name="658" style:display-name="WW_CharLFO2LVL8" style:family="text" style:name="727">
      <style:text-properties style:text-underline-type="none" style:text-underline-width="auto"/>
    </style:style>
    <style:style style:parent-style-name="658" style:display-name="WW_CharLFO2LVL9" style:family="text" style:name="728">
      <style:text-properties style:text-underline-type="none" style:text-underline-width="auto"/>
    </style:style>
    <style:style style:parent-style-name="658" style:display-name="WW_CharLFO3LVL1" style:family="text" style:name="729">
      <style:text-properties style:text-underline-type="none" style:text-underline-width="auto"/>
    </style:style>
    <style:style style:parent-style-name="658" style:display-name="WW_CharLFO3LVL2" style:family="text" style:name="730">
      <style:text-properties style:text-underline-type="none" style:text-underline-width="auto"/>
    </style:style>
    <style:style style:parent-style-name="658" style:display-name="WW_CharLFO3LVL3" style:family="text" style:name="731">
      <style:text-properties style:text-underline-type="none" style:text-underline-width="auto"/>
    </style:style>
    <style:style style:parent-style-name="658" style:display-name="WW_CharLFO3LVL4" style:family="text" style:name="732">
      <style:text-properties style:text-underline-type="none" style:text-underline-width="auto"/>
    </style:style>
    <style:style style:parent-style-name="658" style:display-name="WW_CharLFO3LVL5" style:family="text" style:name="733">
      <style:text-properties style:text-underline-type="none" style:text-underline-width="auto"/>
    </style:style>
    <style:style style:parent-style-name="658" style:display-name="WW_CharLFO3LVL6" style:family="text" style:name="734">
      <style:text-properties style:text-underline-type="none" style:text-underline-width="auto"/>
    </style:style>
    <style:style style:parent-style-name="658" style:display-name="WW_CharLFO3LVL7" style:family="text" style:name="735">
      <style:text-properties style:text-underline-type="none" style:text-underline-width="auto"/>
    </style:style>
    <style:style style:parent-style-name="658" style:display-name="WW_CharLFO3LVL8" style:family="text" style:name="736">
      <style:text-properties style:text-underline-type="none" style:text-underline-width="auto"/>
    </style:style>
    <style:style style:parent-style-name="658" style:display-name="WW_CharLFO3LVL9" style:family="text" style:name="737">
      <style:text-properties style:text-underline-type="none" style:text-underline-width="auto"/>
    </style:style>
    <style:style style:parent-style-name="658" style:display-name="WW_CharLFO4LVL1" style:family="text" style:name="738">
      <style:text-properties style:text-underline-type="none" style:text-underline-width="auto"/>
    </style:style>
    <style:style style:parent-style-name="658" style:display-name="WW_CharLFO4LVL2" style:family="text" style:name="739">
      <style:text-properties style:text-underline-type="none" style:text-underline-width="auto"/>
    </style:style>
    <style:style style:parent-style-name="658" style:display-name="WW_CharLFO4LVL3" style:family="text" style:name="740">
      <style:text-properties style:text-underline-type="none" style:text-underline-width="auto"/>
    </style:style>
    <style:style style:parent-style-name="658" style:display-name="WW_CharLFO4LVL4" style:family="text" style:name="741">
      <style:text-properties style:text-underline-type="none" style:text-underline-width="auto"/>
    </style:style>
    <style:style style:parent-style-name="658" style:display-name="WW_CharLFO4LVL5" style:family="text" style:name="742">
      <style:text-properties style:text-underline-type="none" style:text-underline-width="auto"/>
    </style:style>
    <style:style style:parent-style-name="658" style:display-name="WW_CharLFO4LVL6" style:family="text" style:name="743">
      <style:text-properties style:text-underline-type="none" style:text-underline-width="auto"/>
    </style:style>
    <style:style style:parent-style-name="658" style:display-name="WW_CharLFO4LVL7" style:family="text" style:name="744">
      <style:text-properties style:text-underline-type="none" style:text-underline-width="auto"/>
    </style:style>
    <style:style style:parent-style-name="658" style:display-name="WW_CharLFO4LVL8" style:family="text" style:name="745">
      <style:text-properties style:text-underline-type="none" style:text-underline-width="auto"/>
    </style:style>
    <style:style style:parent-style-name="658" style:display-name="WW_CharLFO4LVL9" style:family="text" style:name="746">
      <style:text-properties style:text-underline-type="none" style:text-underline-width="auto"/>
    </style:style>
    <style:style style:parent-style-name="658" style:display-name="WW_CharLFO9LVL1" style:family="text" style:name="747">
      <style:text-properties style:text-underline-type="none" style:text-underline-width="auto"/>
    </style:style>
    <style:style style:parent-style-name="658" style:display-name="WW_CharLFO9LVL2" style:family="text" style:name="748">
      <style:text-properties style:text-underline-type="none" style:text-underline-width="auto"/>
    </style:style>
    <style:style style:parent-style-name="658" style:display-name="WW_CharLFO9LVL3" style:family="text" style:name="749">
      <style:text-properties style:text-underline-type="none" style:text-underline-width="auto"/>
    </style:style>
    <style:style style:parent-style-name="658" style:display-name="WW_CharLFO9LVL4" style:family="text" style:name="750">
      <style:text-properties style:text-underline-type="none" style:text-underline-width="auto"/>
    </style:style>
    <style:style style:parent-style-name="658" style:display-name="WW_CharLFO9LVL5" style:family="text" style:name="751">
      <style:text-properties style:text-underline-type="none" style:text-underline-width="auto"/>
    </style:style>
    <style:style style:parent-style-name="658" style:display-name="WW_CharLFO9LVL6" style:family="text" style:name="752">
      <style:text-properties style:text-underline-type="none" style:text-underline-width="auto"/>
    </style:style>
    <style:style style:parent-style-name="658" style:display-name="WW_CharLFO9LVL7" style:family="text" style:name="753">
      <style:text-properties style:text-underline-type="none" style:text-underline-width="auto"/>
    </style:style>
    <style:style style:parent-style-name="658" style:display-name="WW_CharLFO9LVL8" style:family="text" style:name="754">
      <style:text-properties style:text-underline-type="none" style:text-underline-width="auto"/>
    </style:style>
    <style:style style:parent-style-name="658" style:display-name="WW_CharLFO9LVL9" style:family="text" style:name="755">
      <style:text-properties style:text-underline-type="none" style:text-underline-width="auto"/>
    </style:style>
    <style:style style:parent-style-name="658" style:display-name="WW_CharLFO10LVL1" style:family="text" style:name="756">
      <style:text-properties style:text-underline-type="none" style:text-underline-width="auto"/>
    </style:style>
    <style:style style:parent-style-name="658" style:display-name="WW_CharLFO10LVL2" style:family="text" style:name="757">
      <style:text-properties style:text-underline-type="none" style:text-underline-width="auto"/>
    </style:style>
    <style:style style:parent-style-name="658" style:display-name="WW_CharLFO10LVL3" style:family="text" style:name="758">
      <style:text-properties style:text-underline-type="none" style:text-underline-width="auto"/>
    </style:style>
    <style:style style:parent-style-name="658" style:display-name="WW_CharLFO10LVL4" style:family="text" style:name="759">
      <style:text-properties style:text-underline-type="none" style:text-underline-width="auto"/>
    </style:style>
    <style:style style:parent-style-name="658" style:display-name="WW_CharLFO10LVL5" style:family="text" style:name="760">
      <style:text-properties style:text-underline-type="none" style:text-underline-width="auto"/>
    </style:style>
    <style:style style:parent-style-name="658" style:display-name="WW_CharLFO10LVL6" style:family="text" style:name="761">
      <style:text-properties style:text-underline-type="none" style:text-underline-width="auto"/>
    </style:style>
    <style:style style:parent-style-name="658" style:display-name="WW_CharLFO10LVL7" style:family="text" style:name="762">
      <style:text-properties style:text-underline-type="none" style:text-underline-width="auto"/>
    </style:style>
    <style:style style:parent-style-name="658" style:display-name="WW_CharLFO10LVL8" style:family="text" style:name="763">
      <style:text-properties style:text-underline-type="none" style:text-underline-width="auto"/>
    </style:style>
    <style:style style:parent-style-name="658" style:display-name="WW_CharLFO10LVL9" style:family="text" style:name="764">
      <style:text-properties style:text-underline-type="none" style:text-underline-width="auto"/>
    </style:style>
    <style:style style:parent-style-name="658" style:display-name="WW_CharLFO11LVL1" style:family="text" style:name="765">
      <style:text-properties style:text-underline-type="none" style:text-underline-width="auto"/>
    </style:style>
    <style:style style:parent-style-name="658" style:display-name="WW_CharLFO11LVL2" style:family="text" style:name="766">
      <style:text-properties style:text-underline-type="none" style:text-underline-width="auto"/>
    </style:style>
    <style:style style:parent-style-name="658" style:display-name="WW_CharLFO11LVL3" style:family="text" style:name="767">
      <style:text-properties style:text-underline-type="none" style:text-underline-width="auto"/>
    </style:style>
    <style:style style:parent-style-name="658" style:display-name="WW_CharLFO11LVL4" style:family="text" style:name="768">
      <style:text-properties style:text-underline-type="none" style:text-underline-width="auto"/>
    </style:style>
    <style:style style:parent-style-name="658" style:display-name="WW_CharLFO11LVL5" style:family="text" style:name="769">
      <style:text-properties style:text-underline-type="none" style:text-underline-width="auto"/>
    </style:style>
    <style:style style:parent-style-name="658" style:display-name="WW_CharLFO11LVL6" style:family="text" style:name="770">
      <style:text-properties style:text-underline-type="none" style:text-underline-width="auto"/>
    </style:style>
    <style:style style:parent-style-name="658" style:display-name="WW_CharLFO11LVL7" style:family="text" style:name="771">
      <style:text-properties style:text-underline-type="none" style:text-underline-width="auto"/>
    </style:style>
    <style:style style:parent-style-name="658" style:display-name="WW_CharLFO11LVL8" style:family="text" style:name="772">
      <style:text-properties style:text-underline-type="none" style:text-underline-width="auto"/>
    </style:style>
    <style:style style:parent-style-name="658" style:display-name="WW_CharLFO11LVL9" style:family="text" style:name="773">
      <style:text-properties style:text-underline-type="none" style:text-underline-width="auto"/>
    </style:style>
    <style:style style:parent-style-name="658" style:display-name="WW_CharLFO12LVL1" style:family="text" style:name="774">
      <style:text-properties style:text-underline-type="none" style:text-underline-width="auto"/>
    </style:style>
    <style:style style:parent-style-name="658" style:display-name="WW_CharLFO12LVL2" style:family="text" style:name="775">
      <style:text-properties style:text-underline-type="none" style:text-underline-width="auto"/>
    </style:style>
    <style:style style:parent-style-name="658" style:display-name="WW_CharLFO12LVL3" style:family="text" style:name="776">
      <style:text-properties style:text-underline-type="none" style:text-underline-width="auto"/>
    </style:style>
    <style:style style:parent-style-name="658" style:display-name="WW_CharLFO12LVL4" style:family="text" style:name="777">
      <style:text-properties style:text-underline-type="none" style:text-underline-width="auto"/>
    </style:style>
    <style:style style:parent-style-name="658" style:display-name="WW_CharLFO12LVL5" style:family="text" style:name="778">
      <style:text-properties style:text-underline-type="none" style:text-underline-width="auto"/>
    </style:style>
    <style:style style:parent-style-name="658" style:display-name="WW_CharLFO12LVL6" style:family="text" style:name="779">
      <style:text-properties style:text-underline-type="none" style:text-underline-width="auto"/>
    </style:style>
    <style:style style:parent-style-name="658" style:display-name="WW_CharLFO12LVL7" style:family="text" style:name="780">
      <style:text-properties style:text-underline-type="none" style:text-underline-width="auto"/>
    </style:style>
    <style:style style:parent-style-name="658" style:display-name="WW_CharLFO12LVL8" style:family="text" style:name="781">
      <style:text-properties style:text-underline-type="none" style:text-underline-width="auto"/>
    </style:style>
    <style:style style:parent-style-name="658" style:display-name="WW_CharLFO12LVL9" style:family="text" style:name="782">
      <style:text-properties style:text-underline-type="none" style:text-underline-width="auto"/>
    </style:style>
    <style:style style:parent-style-name="658" style:display-name="WW_CharLFO13LVL1" style:family="text" style:name="783">
      <style:text-properties style:text-underline-type="none" style:text-underline-width="auto"/>
    </style:style>
    <style:style style:parent-style-name="658" style:display-name="WW_CharLFO13LVL2" style:family="text" style:name="784">
      <style:text-properties style:text-underline-type="none" style:text-underline-width="auto"/>
    </style:style>
    <style:style style:parent-style-name="658" style:display-name="WW_CharLFO13LVL3" style:family="text" style:name="785">
      <style:text-properties style:text-underline-type="none" style:text-underline-width="auto"/>
    </style:style>
    <style:style style:parent-style-name="658" style:display-name="WW_CharLFO13LVL4" style:family="text" style:name="786">
      <style:text-properties style:text-underline-type="none" style:text-underline-width="auto"/>
    </style:style>
    <style:style style:parent-style-name="658" style:display-name="WW_CharLFO13LVL5" style:family="text" style:name="787">
      <style:text-properties style:text-underline-type="none" style:text-underline-width="auto"/>
    </style:style>
    <style:style style:parent-style-name="658" style:display-name="WW_CharLFO13LVL6" style:family="text" style:name="788">
      <style:text-properties style:text-underline-type="none" style:text-underline-width="auto"/>
    </style:style>
    <style:style style:parent-style-name="658" style:display-name="WW_CharLFO13LVL7" style:family="text" style:name="789">
      <style:text-properties style:text-underline-type="none" style:text-underline-width="auto"/>
    </style:style>
    <style:style style:parent-style-name="658" style:display-name="WW_CharLFO13LVL8" style:family="text" style:name="790">
      <style:text-properties style:text-underline-type="none" style:text-underline-width="auto"/>
    </style:style>
    <style:style style:parent-style-name="658" style:display-name="WW_CharLFO13LVL9" style:family="text" style:name="791">
      <style:text-properties style:text-underline-type="none" style:text-underline-width="auto"/>
    </style:style>
    <style:style style:parent-style-name="658" style:display-name="WW_CharLFO14LVL1" style:family="text" style:name="792">
      <style:text-properties style:text-underline-type="none" style:text-underline-width="auto"/>
    </style:style>
    <style:style style:parent-style-name="658" style:display-name="WW_CharLFO14LVL2" style:family="text" style:name="793">
      <style:text-properties style:text-underline-type="none" style:text-underline-width="auto"/>
    </style:style>
    <style:style style:parent-style-name="658" style:display-name="WW_CharLFO14LVL3" style:family="text" style:name="794">
      <style:text-properties style:text-underline-type="none" style:text-underline-width="auto"/>
    </style:style>
    <style:style style:parent-style-name="658" style:display-name="WW_CharLFO14LVL4" style:family="text" style:name="795">
      <style:text-properties style:text-underline-type="none" style:text-underline-width="auto"/>
    </style:style>
    <style:style style:parent-style-name="658" style:display-name="WW_CharLFO14LVL5" style:family="text" style:name="796">
      <style:text-properties style:text-underline-type="none" style:text-underline-width="auto"/>
    </style:style>
    <style:style style:parent-style-name="658" style:display-name="WW_CharLFO14LVL6" style:family="text" style:name="797">
      <style:text-properties style:text-underline-type="none" style:text-underline-width="auto"/>
    </style:style>
    <style:style style:parent-style-name="658" style:display-name="WW_CharLFO14LVL7" style:family="text" style:name="798">
      <style:text-properties style:text-underline-type="none" style:text-underline-width="auto"/>
    </style:style>
    <style:style style:parent-style-name="658" style:display-name="WW_CharLFO14LVL8" style:family="text" style:name="799">
      <style:text-properties style:text-underline-type="none" style:text-underline-width="auto"/>
    </style:style>
    <style:style style:parent-style-name="658" style:display-name="WW_CharLFO14LVL9" style:family="text" style:name="800">
      <style:text-properties style:text-underline-type="none" style:text-underline-width="auto"/>
    </style:style>
    <style:style style:parent-style-name="658" style:display-name="WW_CharLFO15LVL1" style:family="text" style:name="801">
      <style:text-properties style:text-underline-type="none" style:text-underline-width="auto"/>
    </style:style>
    <style:style style:parent-style-name="658" style:display-name="WW_CharLFO15LVL2" style:family="text" style:name="802">
      <style:text-properties style:text-underline-type="none" style:text-underline-width="auto"/>
    </style:style>
    <style:style style:parent-style-name="658" style:display-name="WW_CharLFO15LVL3" style:family="text" style:name="803">
      <style:text-properties style:text-underline-type="none" style:text-underline-width="auto"/>
    </style:style>
    <style:style style:parent-style-name="658" style:display-name="WW_CharLFO15LVL4" style:family="text" style:name="804">
      <style:text-properties style:text-underline-type="none" style:text-underline-width="auto"/>
    </style:style>
    <style:style style:parent-style-name="658" style:display-name="WW_CharLFO15LVL5" style:family="text" style:name="805">
      <style:text-properties style:text-underline-type="none" style:text-underline-width="auto"/>
    </style:style>
    <style:style style:parent-style-name="658" style:display-name="WW_CharLFO15LVL6" style:family="text" style:name="806">
      <style:text-properties style:text-underline-type="none" style:text-underline-width="auto"/>
    </style:style>
    <style:style style:parent-style-name="658" style:display-name="WW_CharLFO15LVL7" style:family="text" style:name="807">
      <style:text-properties style:text-underline-type="none" style:text-underline-width="auto"/>
    </style:style>
    <style:style style:parent-style-name="658" style:display-name="WW_CharLFO15LVL8" style:family="text" style:name="808">
      <style:text-properties style:text-underline-type="none" style:text-underline-width="auto"/>
    </style:style>
    <style:style style:parent-style-name="658" style:display-name="WW_CharLFO15LVL9" style:family="text" style:name="809">
      <style:text-properties style:text-underline-type="none" style:text-underline-width="auto"/>
    </style:style>
    <style:style style:parent-style-name="658" style:display-name="WW_CharLFO16LVL1" style:family="text" style:name="810">
      <style:text-properties style:text-underline-type="none" style:text-underline-width="auto"/>
    </style:style>
    <style:style style:parent-style-name="658" style:display-name="WW_CharLFO16LVL2" style:family="text" style:name="811">
      <style:text-properties style:text-underline-type="none" style:text-underline-width="auto"/>
    </style:style>
    <style:style style:parent-style-name="658" style:display-name="WW_CharLFO16LVL3" style:family="text" style:name="812">
      <style:text-properties style:text-underline-type="none" style:text-underline-width="auto"/>
    </style:style>
    <style:style style:parent-style-name="658" style:display-name="WW_CharLFO16LVL4" style:family="text" style:name="813">
      <style:text-properties style:text-underline-type="none" style:text-underline-width="auto"/>
    </style:style>
    <style:style style:parent-style-name="658" style:display-name="WW_CharLFO16LVL5" style:family="text" style:name="814">
      <style:text-properties style:text-underline-type="none" style:text-underline-width="auto"/>
    </style:style>
    <style:style style:parent-style-name="658" style:display-name="WW_CharLFO16LVL6" style:family="text" style:name="815">
      <style:text-properties style:text-underline-type="none" style:text-underline-width="auto"/>
    </style:style>
    <style:style style:parent-style-name="658" style:display-name="WW_CharLFO16LVL7" style:family="text" style:name="816">
      <style:text-properties style:text-underline-type="none" style:text-underline-width="auto"/>
    </style:style>
    <style:style style:parent-style-name="658" style:display-name="WW_CharLFO16LVL8" style:family="text" style:name="817">
      <style:text-properties style:text-underline-type="none" style:text-underline-width="auto"/>
    </style:style>
    <style:style style:parent-style-name="658" style:display-name="WW_CharLFO16LVL9" style:family="text" style:name="818">
      <style:text-properties style:text-underline-type="none" style:text-underline-width="auto"/>
    </style:style>
    <style:style style:parent-style-name="658" style:display-name="WW_CharLFO17LVL1" style:family="text" style:name="819">
      <style:text-properties style:text-underline-type="none" style:text-underline-width="auto"/>
    </style:style>
    <style:style style:parent-style-name="658" style:display-name="WW_CharLFO17LVL2" style:family="text" style:name="820">
      <style:text-properties style:text-underline-type="none" style:text-underline-width="auto"/>
    </style:style>
    <style:style style:parent-style-name="658" style:display-name="WW_CharLFO17LVL3" style:family="text" style:name="821">
      <style:text-properties style:text-underline-type="none" style:text-underline-width="auto"/>
    </style:style>
    <style:style style:parent-style-name="658" style:display-name="WW_CharLFO17LVL4" style:family="text" style:name="822">
      <style:text-properties style:text-underline-type="none" style:text-underline-width="auto"/>
    </style:style>
    <style:style style:parent-style-name="658" style:display-name="WW_CharLFO17LVL5" style:family="text" style:name="823">
      <style:text-properties style:text-underline-type="none" style:text-underline-width="auto"/>
    </style:style>
    <style:style style:parent-style-name="658" style:display-name="WW_CharLFO17LVL6" style:family="text" style:name="824">
      <style:text-properties style:text-underline-type="none" style:text-underline-width="auto"/>
    </style:style>
    <style:style style:parent-style-name="658" style:display-name="WW_CharLFO17LVL7" style:family="text" style:name="825">
      <style:text-properties style:text-underline-type="none" style:text-underline-width="auto"/>
    </style:style>
    <style:style style:parent-style-name="658" style:display-name="WW_CharLFO17LVL8" style:family="text" style:name="826">
      <style:text-properties style:text-underline-type="none" style:text-underline-width="auto"/>
    </style:style>
    <style:style style:parent-style-name="658" style:display-name="WW_CharLFO17LVL9" style:family="text" style:name="827">
      <style:text-properties style:text-underline-type="none" style:text-underline-width="auto"/>
    </style:style>
    <style:style style:parent-style-name="658" style:display-name="WW_CharLFO18LVL1" style:family="text" style:name="828">
      <style:text-properties style:text-underline-type="none" style:text-underline-width="auto"/>
    </style:style>
    <style:style style:parent-style-name="658" style:display-name="WW_CharLFO18LVL2" style:family="text" style:name="829">
      <style:text-properties style:text-underline-type="none" style:text-underline-width="auto"/>
    </style:style>
    <style:style style:parent-style-name="658" style:display-name="WW_CharLFO18LVL3" style:family="text" style:name="830">
      <style:text-properties style:text-underline-type="none" style:text-underline-width="auto"/>
    </style:style>
    <style:style style:parent-style-name="658" style:display-name="WW_CharLFO18LVL4" style:family="text" style:name="831">
      <style:text-properties style:text-underline-type="none" style:text-underline-width="auto"/>
    </style:style>
    <style:style style:parent-style-name="658" style:display-name="WW_CharLFO18LVL5" style:family="text" style:name="832">
      <style:text-properties style:text-underline-type="none" style:text-underline-width="auto"/>
    </style:style>
    <style:style style:parent-style-name="658" style:display-name="WW_CharLFO18LVL6" style:family="text" style:name="833">
      <style:text-properties style:text-underline-type="none" style:text-underline-width="auto"/>
    </style:style>
    <style:style style:parent-style-name="658" style:display-name="WW_CharLFO18LVL7" style:family="text" style:name="834">
      <style:text-properties style:text-underline-type="none" style:text-underline-width="auto"/>
    </style:style>
    <style:style style:parent-style-name="658" style:display-name="WW_CharLFO18LVL8" style:family="text" style:name="835">
      <style:text-properties style:text-underline-type="none" style:text-underline-width="auto"/>
    </style:style>
    <style:style style:parent-style-name="658" style:display-name="WW_CharLFO18LVL9" style:family="text" style:name="836">
      <style:text-properties style:text-underline-type="none" style:text-underline-width="auto"/>
    </style:style>
    <style:style style:parent-style-name="658" style:display-name="WW_CharLFO19LVL1" style:family="text" style:name="837">
      <style:text-properties style:text-underline-type="none" style:text-underline-width="auto"/>
    </style:style>
    <style:style style:parent-style-name="658" style:display-name="WW_CharLFO19LVL2" style:family="text" style:name="838">
      <style:text-properties style:text-underline-type="none" style:text-underline-width="auto"/>
    </style:style>
    <style:style style:parent-style-name="658" style:display-name="WW_CharLFO19LVL3" style:family="text" style:name="839">
      <style:text-properties style:text-underline-type="none" style:text-underline-width="auto"/>
    </style:style>
    <style:style style:parent-style-name="658" style:display-name="WW_CharLFO19LVL4" style:family="text" style:name="840">
      <style:text-properties style:text-underline-type="none" style:text-underline-width="auto"/>
    </style:style>
    <style:style style:parent-style-name="658" style:display-name="WW_CharLFO19LVL5" style:family="text" style:name="841">
      <style:text-properties style:text-underline-type="none" style:text-underline-width="auto"/>
    </style:style>
    <style:style style:parent-style-name="658" style:display-name="WW_CharLFO19LVL6" style:family="text" style:name="842">
      <style:text-properties style:text-underline-type="none" style:text-underline-width="auto"/>
    </style:style>
    <style:style style:parent-style-name="658" style:display-name="WW_CharLFO19LVL7" style:family="text" style:name="843">
      <style:text-properties style:text-underline-type="none" style:text-underline-width="auto"/>
    </style:style>
    <style:style style:parent-style-name="658" style:display-name="WW_CharLFO19LVL8" style:family="text" style:name="844">
      <style:text-properties style:text-underline-type="none" style:text-underline-width="auto"/>
    </style:style>
    <style:style style:parent-style-name="658" style:display-name="WW_CharLFO19LVL9" style:family="text" style:name="845">
      <style:text-properties style:text-underline-type="none" style:text-underline-width="auto"/>
    </style:style>
    <style:style style:parent-style-name="658" style:display-name="WW_CharLFO20LVL1" style:family="text" style:name="846">
      <style:text-properties style:text-underline-type="none" style:text-underline-width="auto"/>
    </style:style>
    <style:style style:parent-style-name="658" style:display-name="WW_CharLFO20LVL2" style:family="text" style:name="847">
      <style:text-properties style:text-underline-type="none" style:text-underline-width="auto"/>
    </style:style>
    <style:style style:parent-style-name="658" style:display-name="WW_CharLFO20LVL3" style:family="text" style:name="848">
      <style:text-properties style:text-underline-type="none" style:text-underline-width="auto"/>
    </style:style>
    <style:style style:parent-style-name="658" style:display-name="WW_CharLFO20LVL4" style:family="text" style:name="849">
      <style:text-properties style:text-underline-type="none" style:text-underline-width="auto"/>
    </style:style>
    <style:style style:parent-style-name="658" style:display-name="WW_CharLFO20LVL5" style:family="text" style:name="850">
      <style:text-properties style:text-underline-type="none" style:text-underline-width="auto"/>
    </style:style>
    <style:style style:parent-style-name="658" style:display-name="WW_CharLFO20LVL6" style:family="text" style:name="851">
      <style:text-properties style:text-underline-type="none" style:text-underline-width="auto"/>
    </style:style>
    <style:style style:parent-style-name="658" style:display-name="WW_CharLFO20LVL7" style:family="text" style:name="852">
      <style:text-properties style:text-underline-type="none" style:text-underline-width="auto"/>
    </style:style>
    <style:style style:parent-style-name="658" style:display-name="WW_CharLFO20LVL8" style:family="text" style:name="853">
      <style:text-properties style:text-underline-type="none" style:text-underline-width="auto"/>
    </style:style>
    <style:style style:parent-style-name="658" style:display-name="WW_CharLFO20LVL9" style:family="text" style:name="854">
      <style:text-properties style:text-underline-type="none" style:text-underline-width="auto"/>
    </style:style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fo:text-indent="-0.635cm" fo:margin-left="8.891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fo:text-indent="-0.635cm" fo:margin-left="11.43cm"/>
        </style:list-level-properties>
      </text:list-level-style-bullet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9.7cm" fo:page-height="21cm" style:print-orientation="landscape" fo:margin-top="2.54cm" fo:margin-bottom="2.54cm" fo:margin-left="2.54cm" fo:margin-right="2.54cm"/>
    </style:page-layout>
    <style:page-layout style:name="Mpm2">
      <style:page-layout-properties fo:page-width="29.7cm" fo:page-height="21cm" style:print-orientation="landscape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